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E5000000B8B7B6159368B25013.png" manifest:media-type="image/png"/>
  <manifest:file-entry manifest:full-path="Pictures/100000000000013800000031A4E932B4DB1C5519.png" manifest:media-type="image/png"/>
  <manifest:file-entry manifest:full-path="Pictures/10000000000001E6000001EAC89DEF2FC4499489.png" manifest:media-type="image/png"/>
  <manifest:file-entry manifest:full-path="Pictures/10000000000001B6000000F98199A7075E9A5353.png" manifest:media-type="image/png"/>
  <manifest:file-entry manifest:full-path="Pictures/10000000000002CF0000043D9BE71AA71F25C08F.png" manifest:media-type="image/png"/>
  <manifest:file-entry manifest:full-path="Pictures/10000000000001CB00000047B11924223250994B.png" manifest:media-type="image/png"/>
  <manifest:file-entry manifest:full-path="Pictures/1000000000000142000000B7880A30492049CC2F.png" manifest:media-type="image/png"/>
  <manifest:file-entry manifest:full-path="Pictures/1000000000000103000000764F98DDD8CDD941C2.png" manifest:media-type="image/png"/>
  <manifest:file-entry manifest:full-path="Pictures/100000000000017B000001244FEDAA5CBD658744.png" manifest:media-type="image/png"/>
  <manifest:file-entry manifest:full-path="Pictures/100000000000028B000000486B936D098D108427.png" manifest:media-type="image/png"/>
  <manifest:file-entry manifest:full-path="Pictures/100000000000013E0000005EED65FA17CE5D9773.png" manifest:media-type="image/png"/>
  <manifest:file-entry manifest:full-path="Pictures/10000000000001C700000089BF62ED25F85975BC.png" manifest:media-type="image/png"/>
  <manifest:file-entry manifest:full-path="Pictures/100000000000025400000217A685188E754D6488.png" manifest:media-type="image/png"/>
  <manifest:file-entry manifest:full-path="Pictures/1000000000000143000001D4CDCD0E74650D7F0D.png" manifest:media-type="image/png"/>
  <manifest:file-entry manifest:full-path="Pictures/10000000000001E60000017DA0E6930D241AC314.png" manifest:media-type="image/png"/>
  <manifest:file-entry manifest:full-path="Pictures/10000000000000CA000000B7137BF232358FE4E7.png" manifest:media-type="image/png"/>
  <manifest:file-entry manifest:full-path="Pictures/10000000000001A2000001517F2390AF6415A8C5.png" manifest:media-type="image/png"/>
  <manifest:file-entry manifest:full-path="Pictures/10000000000001FA000001D4192E9D66003A2131.png" manifest:media-type="image/png"/>
  <manifest:file-entry manifest:full-path="Pictures/10000000000001E600000285D97A28234E8C92AB.png" manifest:media-type="image/png"/>
  <manifest:file-entry manifest:full-path="Pictures/100000000000015800000151AD6123735C79F737.png" manifest:media-type="image/png"/>
  <manifest:file-entry manifest:full-path="Pictures/10000000000001BD000002C71803A9C66F58AD0C.png" manifest:media-type="image/png"/>
  <manifest:file-entry manifest:full-path="Pictures/10000000000001290000017C77B0675E2B026419.png" manifest:media-type="image/png"/>
  <manifest:file-entry manifest:full-path="Pictures/10000000000001AC000001A8E5B1026087EF54B3.png" manifest:media-type="image/png"/>
  <manifest:file-entry manifest:full-path="Pictures/10000000000000A700000031A65EF098AB91B41D.png" manifest:media-type="image/png"/>
  <manifest:file-entry manifest:full-path="Pictures/100000000000016E0000017CC75A64A61E5703DC.png" manifest:media-type="image/png"/>
  <manifest:file-entry manifest:full-path="Pictures/10000000000001080000005E6C348F27909482F5.png" manifest:media-type="image/png"/>
  <manifest:file-entry manifest:full-path="Pictures/100000000000013B0000020155D7F2CF63B97698.png" manifest:media-type="image/png"/>
  <manifest:file-entry manifest:full-path="Pictures/10000000000001DF0000017D74D141DA48CAF91B.png" manifest:media-type="image/png"/>
  <manifest:file-entry manifest:full-path="Pictures/10000000000001DE000001242105B064E3DD7405.png" manifest:media-type="image/png"/>
  <manifest:file-entry manifest:full-path="Pictures/1000000000000137000001A96DE10DC3CF506610.png" manifest:media-type="image/png"/>
  <manifest:file-entry manifest:full-path="Pictures/10000000000001A9000001EA210782D6381BF9A6.png" manifest:media-type="image/png"/>
  <manifest:file-entry manifest:full-path="Pictures/1000000000000143000001BE940F06A2526838F0.png" manifest:media-type="image/png"/>
  <manifest:file-entry manifest:full-path="Pictures/10000000000001210000010EC3F29F66DCF0514C.png" manifest:media-type="image/png"/>
  <manifest:file-entry manifest:full-path="Pictures/1000000000000128000001BE0C96D4D60AAA3912.png" manifest:media-type="image/png"/>
  <manifest:file-entry manifest:full-path="Pictures/10000000000000ED00000031B27A5CBF2AE342F1.png" manifest:media-type="image/png"/>
  <manifest:file-entry manifest:full-path="Pictures/10000000000001510000031EB409A353732CE23E.png" manifest:media-type="image/png"/>
  <manifest:file-entry manifest:full-path="Pictures/100000000000015D000001C0947216F0A07AF20D.png" manifest:media-type="image/png"/>
  <manifest:file-entry manifest:full-path="Pictures/10000000000001650000010EDE73250887ADD4C5.png" manifest:media-type="image/png"/>
  <manifest:file-entry manifest:full-path="Pictures/1000000000000107000000F952DF8A2AC7B9E063.png" manifest:media-type="image/png"/>
  <manifest:file-entry manifest:full-path="Pictures/1000000000000157000000894017FF8B233A5620.png" manifest:media-type="image/png"/>
  <manifest:file-entry manifest:full-path="Pictures/10000000000000F500000031228EF7C08BEE91C1.png" manifest:media-type="image/png"/>
  <manifest:file-entry manifest:full-path="Pictures/100000000000014C000000A1B73E3AE42385A340.png" manifest:media-type="image/png"/>
  <manifest:file-entry manifest:full-path="Pictures/10000000000001B2000001109A15C7464676F608.png" manifest:media-type="image/png"/>
  <manifest:file-entry manifest:full-path="Pictures/100000000000012900000076052F3F53B470C65C.png" manifest:media-type="image/png"/>
  <manifest:file-entry manifest:full-path="Pictures/10000000000000C40000008AE31A5A93F1809A57.png" manifest:media-type="image/png"/>
  <manifest:file-entry manifest:full-path="Pictures/10000000000001320000010ED6D97C833D8BA8B1.png" manifest:media-type="image/png"/>
  <manifest:file-entry manifest:full-path="Pictures/1000000000000169000000FA9A1819506F4B984D.png" manifest:media-type="image/png"/>
  <manifest:file-entry manifest:full-path="Pictures/100000000000013E000000474EBA770A08C48E72.png" manifest:media-type="image/png"/>
  <manifest:file-entry manifest:full-path="Pictures/1000000000000214000000CCC392EF320D974648.png" manifest:media-type="image/png"/>
  <manifest:file-entry manifest:full-path="Pictures/10000000000002470000005EFEEC5CA05C4D2F1D.png" manifest:media-type="image/png"/>
  <manifest:file-entry manifest:full-path="Pictures/10000000000001CA00000216B292FBA713290556.png" manifest:media-type="image/png"/>
  <manifest:file-entry manifest:full-path="Pictures/10000000000001430000015177242A897C76B36E.png" manifest:media-type="image/png"/>
  <manifest:file-entry manifest:full-path="Pictures/100000000000006A0000005DFF7CD3EB8AAF619F.png" manifest:media-type="image/png"/>
  <manifest:file-entry manifest:full-path="Pictures/10000000000000F3000000F9D51057192E17C224.png" manifest:media-type="image/png"/>
  <manifest:file-entry manifest:full-path="Pictures/100000000000008C0000005DE15185102FAAC096.png" manifest:media-type="image/png"/>
  <manifest:file-entry manifest:full-path="Pictures/10000000000000F3000000B6830A55230C866443.png" manifest:media-type="image/png"/>
  <manifest:file-entry manifest:full-path="Pictures/10000000000001670000003177B0D22298C6A439.png" manifest:media-type="image/png"/>
  <manifest:file-entry manifest:full-path="Pictures/10000000000002DF000000481C195BB23EB9140E.png" manifest:media-type="image/png"/>
  <manifest:file-entry manifest:full-path="Pictures/1000000000000167000000313D8695E476F56232.png" manifest:media-type="image/png"/>
  <manifest:file-entry manifest:full-path="Pictures/100000000000016700000031E69A42FB142814E4.png" manifest:media-type="image/png"/>
  <manifest:file-entry manifest:full-path="Pictures/100000000000012F0000008A2696F511934BA225.png" manifest:media-type="image/png"/>
  <manifest:file-entry manifest:full-path="Pictures/1000000000000130000000B87D486C2910FE157E.png" manifest:media-type="image/png"/>
  <manifest:file-entry manifest:full-path="Pictures/1000000000000167000000319C00E53EF46D9280.png" manifest:media-type="image/png"/>
  <manifest:file-entry manifest:full-path="Pictures/10000000000000820000004734F338CE0A80450C.png" manifest:media-type="image/png"/>
  <manifest:file-entry manifest:full-path="Pictures/1000000000000107000000311B763BE89BE92259.png" manifest:media-type="image/png"/>
  <manifest:file-entry manifest:full-path="Pictures/1000000000000167000002176FF91508E215AB04.png" manifest:media-type="image/png"/>
  <manifest:file-entry manifest:full-path="Pictures/10000000000000840000001B951EAF7861F407C3.png" manifest:media-type="image/png"/>
  <manifest:file-entry manifest:full-path="Pictures/10000000000000F50000005E450E0257CE84321B.png" manifest:media-type="image/png"/>
  <manifest:file-entry manifest:full-path="Pictures/10000000000000F50000005ED400B84BD099CB37.png" manifest:media-type="image/png"/>
  <manifest:file-entry manifest:full-path="Pictures/10000000000001C00000004750A2FEE5F739C90A.png" manifest:media-type="image/png"/>
  <manifest:file-entry manifest:full-path="Pictures/10000000000000D90000005E9A87D8D56D299986.png" manifest:media-type="image/png"/>
  <manifest:file-entry manifest:full-path="Pictures/1000000000000074000000739F44B96A6E920810.png" manifest:media-type="image/png"/>
  <manifest:file-entry manifest:full-path="Pictures/1000000000000066000000731C955CD15676FB3B.png" manifest:media-type="image/png"/>
  <manifest:file-entry manifest:full-path="Pictures/10000000000001010000005D22B22C9315559744.png" manifest:media-type="image/png"/>
  <manifest:file-entry manifest:full-path="Pictures/10000000000001810000004779BA7AAE697275B5.png" manifest:media-type="image/png"/>
  <manifest:file-entry manifest:full-path="Pictures/10000000000001260000003115C1DB00A3FEE7FD.png" manifest:media-type="image/png"/>
  <manifest:file-entry manifest:full-path="Pictures/10000000000000890000005D61DB6BD4ABB91E9D.png" manifest:media-type="image/png"/>
  <manifest:file-entry manifest:full-path="Pictures/10000000000000EA000000314B86855049BC3551.png" manifest:media-type="image/png"/>
  <manifest:file-entry manifest:full-path="Pictures/10000000000001830000016707A415D5C78D8502.png" manifest:media-type="image/png"/>
  <manifest:file-entry manifest:full-path="Pictures/100000000000019B000000E4BF4A09307E422867.png" manifest:media-type="image/png"/>
  <manifest:file-entry manifest:full-path="Pictures/10000000000001C1000001D6C4326DA9088317BB.png" manifest:media-type="image/png"/>
  <manifest:file-entry manifest:full-path="Pictures/10000000000001820000016898A7C0CC43E9E3E8.png" manifest:media-type="image/png"/>
  <manifest:file-entry manifest:full-path="Pictures/10000000000002B3000002B04E509EF076B0418D.png" manifest:media-type="image/png"/>
  <manifest:file-entry manifest:full-path="Pictures/10000000000001760000012684E46898332D4FEB.png" manifest:media-type="image/png"/>
  <manifest:file-entry manifest:full-path="Pictures/10000000000001D20000012568E609CBBD466A86.png" manifest:media-type="image/png"/>
  <manifest:file-entry manifest:full-path="Pictures/10000000000001EE0000013C6CB65F0B1E13A111.png" manifest:media-type="image/png"/>
  <manifest:file-entry manifest:full-path="Pictures/1000000000000121000000B72F61957143F5A58E.png" manifest:media-type="image/png"/>
  <manifest:file-entry manifest:full-path="Pictures/10000000000002B300000427B0D42547306754C4.png" manifest:media-type="image/png"/>
  <manifest:file-entry manifest:full-path="Pictures/1000000000000164000001D6F65B57196F1A1F4B.png" manifest:media-type="image/png"/>
  <manifest:file-entry manifest:full-path="Pictures/1000000000000157000000CD510C58D8E7D4F01C.png" manifest:media-type="image/png"/>
  <manifest:file-entry manifest:full-path="Pictures/10000000000000E0000000CD2D630FD0880980E5.png" manifest:media-type="image/png"/>
  <manifest:file-entry manifest:full-path="Pictures/100000000000013800000152A9F8AC6A3CD03989.png" manifest:media-type="image/png"/>
  <manifest:file-entry manifest:full-path="Pictures/10000000000000970000007444D20E70E0CD8AD8.png" manifest:media-type="image/png"/>
  <manifest:file-entry manifest:full-path="Pictures/10000000000000DD0000008A950D78594533635A.png" manifest:media-type="image/png"/>
  <manifest:file-entry manifest:full-path="Pictures/10000000000000BE00000031EB28114CDD31BB8E.png" manifest:media-type="image/png"/>
  <manifest:file-entry manifest:full-path="Pictures/10000000000000A10000005E4ED13C3FF1556629.png" manifest:media-type="image/png"/>
  <manifest:file-entry manifest:full-path="Pictures/1000000000000144000000B7FC7D17889708F61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6c6c6"/>
    </style:style>
    <style:style style:name="gr1" style:family="graphic" style:parent-style-name="Object_20_with_20_no_20_fill_20_and_20_no_20_line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solid" draw:fill="none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svg:stroke-color="#3465a4" draw:marker-end="Arrow" draw:marker-end-width="0.3cm" draw:fill="none" draw:textarea-vertical-align="middle" draw:fontwork-style="rotate" draw:fontwork-mirror="true" draw:fontwork-hide-form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standard">
      <style:graphic-properties draw:marker-start="" draw:marker-end="Arrow" draw:textarea-vertical-align="middle" draw:fontwork-style="rotate" draw:fontwork-adjust="right" draw:fontwork-distance="0.2cm" draw:fontwork-start="2.5cm" draw:fontwork-mirror="true" draw:fontwork-outline="false" draw:fontwork-shadow="normal" draw:fontwork-shadow-offset-x="0cm" draw:fontwork-shadow-offset-y="0cm" draw:fontwork-hide-form="false"/>
    </style:style>
    <style:style style:name="gr7" style:family="graphic" style:parent-style-name="standard">
      <style:graphic-properties draw:marker-start="" draw:marker-end="Arrow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8" style:family="graphic" style:parent-style-name="standard">
      <style:graphic-properties draw:marker-start="Diamond" draw:marker-end="Arrow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9" style:family="graphic" style:parent-style-name="standard">
      <style:graphic-properties draw:marker-start="Arrow" draw:marker-end="" draw:textarea-vertical-align="middle" draw:fontwork-style="rotate" draw:fontwork-distance="0.1cm" draw:fontwork-start="0cm" draw:fontwork-mirror="false" draw:fontwork-shadow="normal" draw:fontwork-shadow-offset-x="0cm" draw:fontwork-shadow-offset-y="0cm" draw:fontwork-hide-form="false"/>
    </style:style>
    <style:style style:name="gr10" style:family="graphic" style:parent-style-name="standard">
      <style:graphic-properties draw:marker-start="Arrow" draw:marker-end="" draw:textarea-vertical-align="middle" draw:fontwork-style="rotate" draw:fontwork-adjust="left" draw:fontwork-distance="0.1cm" draw:fontwork-start="0.8cm" draw:fontwork-mirror="true" draw:fontwork-shadow="normal" draw:fontwork-shadow-offset-x="0cm" draw:fontwork-shadow-offset-y="0cm" draw:fontwork-hide-form="false"/>
    </style:style>
    <style:style style:name="gr11" style:family="graphic" style:parent-style-name="standard">
      <style:graphic-properties draw:marker-start="Arrow" draw:marker-end="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12" style:family="graphic" style:parent-style-name="standard">
      <style:graphic-properties draw:marker-start="Arrow" draw:marker-end="" draw:textarea-vertical-align="middle" draw:fontwork-style="rotate" draw:fontwork-adjust="left" draw:fontwork-distance="0.1cm" draw:fontwork-start="0.6cm" draw:fontwork-mirror="true" draw:fontwork-shadow="normal" draw:fontwork-shadow-offset-x="0cm" draw:fontwork-shadow-offset-y="0cm" draw:fontwork-hide-form="false"/>
    </style:style>
    <style:style style:name="gr13" style:family="graphic" style:parent-style-name="standard">
      <style:graphic-properties draw:marker-start="" draw:marker-end="Arrow" draw:textarea-vertical-align="middle" draw:fontwork-style="rotate" draw:fontwork-adjust="right" draw:fontwork-distance="0.2cm" draw:fontwork-start="4cm" draw:fontwork-mirror="true" draw:fontwork-outline="false" draw:fontwork-shadow="normal" draw:fontwork-shadow-offset-x="0cm" draw:fontwork-shadow-offset-y="0cm" draw:fontwork-hide-form="false"/>
    </style:style>
    <style:style style:name="gr14" style:family="graphic" style:parent-style-name="standard">
      <style:graphic-properties draw:marker-start="Diamond" draw:marker-end="Arrow" draw:textarea-vertical-align="middle" draw:fontwork-style="rotate" draw:fontwork-adjust="right" draw:fontwork-distance="0.2cm" draw:fontwork-start="4cm" draw:fontwork-mirror="true" draw:fontwork-outline="false" draw:fontwork-shadow="normal" draw:fontwork-shadow-offset-x="0cm" draw:fontwork-shadow-offset-y="0cm" draw:fontwork-hide-form="false"/>
    </style:style>
    <style:style style:name="gr15" style:family="graphic" style:parent-style-name="standard">
      <style:graphic-properties draw:marker-start="Diamond" draw:marker-end="Arrow" draw:textarea-vertical-align="middle"/>
    </style:style>
    <style:style style:name="gr16" style:family="graphic" style:parent-style-name="standard">
      <style:graphic-properties draw:marker-start="" draw:marker-end="Arrow" draw:textarea-vertical-align="middle" draw:fontwork-style="rotate" draw:fontwork-adjust="center" draw:fontwork-distance="0.2cm" draw:fontwork-start="4cm" draw:fontwork-mirror="true" draw:fontwork-outline="false" draw:fontwork-shadow="normal" draw:fontwork-shadow-offset-x="0cm" draw:fontwork-shadow-offset-y="0cm" draw:fontwork-hide-form="false"/>
    </style:style>
    <style:style style:name="gr17" style:family="graphic" style:parent-style-name="standard">
      <style:graphic-properties draw:marker-start="" draw:marker-end="Arrow" draw:textarea-vertical-align="middle" draw:fontwork-style="rotate" draw:fontwork-adjust="right" draw:fontwork-distance="0.2cm" draw:fontwork-start="4cm" draw:fontwork-mirror="true" draw:fontwork-outline="false" draw:fontwork-shadow="normal" draw:fontwork-shadow-offset-x="0cm" draw:fontwork-shadow-offset-y="0cm" draw:fontwork-hide-form="false"/>
    </style:style>
    <style:style style:name="gr18" style:family="graphic" style:parent-style-name="standard">
      <style:graphic-properties draw:marker-start="Arrow" draw:marker-end="" draw:textarea-vertical-align="middle" draw:fontwork-style="rotate" draw:fontwork-adjust="left" draw:fontwork-distance="0.1cm" draw:fontwork-start="0.7cm" draw:fontwork-mirror="true" draw:fontwork-shadow="normal" draw:fontwork-shadow-offset-x="0cm" draw:fontwork-shadow-offset-y="0cm" draw:fontwork-hide-form="false"/>
    </style:style>
    <style:style style:name="gr19" style:family="graphic" style:parent-style-name="standard">
      <style:graphic-properties draw:stroke="solid" draw:marker-start="Arrow" draw:marker-end="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20" style:family="graphic" style:parent-style-name="standard">
      <style:graphic-properties draw:stroke="solid" draw:marker-start="" draw:marker-end="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21" style:family="graphic" style:parent-style-name="standard">
      <style:graphic-properties draw:marker-start="Diamond" draw:marker-end="Arrow" draw:textarea-vertical-align="middle" draw:fontwork-style="rotate" draw:fontwork-adjust="left" draw:fontwork-distance="0.1cm" draw:fontwork-start="0.6cm" draw:fontwork-mirror="false" draw:fontwork-shadow="normal" draw:fontwork-shadow-offset-x="0cm" draw:fontwork-shadow-offset-y="0cm" draw:fontwork-hide-form="false"/>
    </style:style>
    <style:style style:name="gr22" style:family="graphic" style:parent-style-name="standard">
      <style:graphic-properties svg:stroke-color="#000000" draw:marker-start="" draw:marker-end="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23" style:family="graphic" style:parent-style-name="standard">
      <style:graphic-properties svg:stroke-color="#000000" draw:marker-start="" draw:marker-end="Arrow" draw:textarea-vertical-align="middle" draw:fontwork-style="rotate" draw:fontwork-distance="0.1cm" draw:fontwork-start="0cm" draw:fontwork-mirror="true" draw:fontwork-shadow="normal" draw:fontwork-shadow-offset-x="0cm" draw:fontwork-shadow-offset-y="0cm" draw:fontwork-hide-form="false"/>
    </style:style>
    <style:style style:name="gr24" style:family="graphic" style:parent-style-name="standard">
      <style:graphic-properties draw:stroke="none" svg:stroke-color="#000000" draw:fill="none" draw:fill-color="#ffffff" fo:min-height="0.712cm"/>
    </style:style>
    <style:style style:name="gr25" style:family="graphic" style:parent-style-name="standard">
      <style:graphic-properties draw:stroke="none" svg:stroke-color="#000000" draw:fill="none" draw:fill-color="#ffffff" fo:min-height="0.766cm"/>
    </style:style>
    <style:style style:name="gr26" style:family="graphic" style:parent-style-name="standard">
      <style:graphic-properties draw:stroke="none" svg:stroke-color="#000000" draw:fill="none" draw:fill-color="#ffffff" fo:min-height="1.02cm"/>
    </style:style>
    <style:style style:name="gr27" style:family="graphic" style:parent-style-name="standard">
      <style:graphic-properties draw:stroke="none" svg:stroke-color="#000000" draw:fill="none" draw:fill-color="#ffffff" fo:min-height="0.893cm"/>
    </style:style>
    <style:style style:name="gr28" style:family="graphic" style:parent-style-name="standard">
      <style:graphic-properties draw:stroke="none" svg:stroke-color="#000000" draw:fill="none" draw:fill-color="#ffffff" fo:min-height="1.147cm"/>
    </style:style>
    <style:style style:name="gr29" style:family="graphic" style:parent-style-name="Object_20_with_20_no_20_fill_20_and_20_no_20_line">
      <style:graphic-properties draw:stroke="none" draw:fill="none" style:mirror="none"/>
    </style:style>
    <style:style style:name="gr30" style:family="graphic" style:parent-style-name="standard">
      <style:graphic-properties draw:stroke="dash" draw:stroke-dash="Fine_20_Dashed" draw:marker-start="Triangle_20_unfilled" draw:textarea-vertical-align="middle"/>
    </style:style>
    <style:style style:name="gr31" style:family="graphic" style:parent-style-name="standard">
      <style:graphic-properties draw:stroke="dash" draw:stroke-dash="Fine_20_Dashed" draw:marker-start="Triangle_20_unfilled" draw:marker-end="" draw:textarea-vertical-align="middle"/>
    </style:style>
    <style:style style:name="gr32" style:family="graphic" style:parent-style-name="standard">
      <style:graphic-properties draw:marker-start="" draw:marker-end="Diamond" draw:textarea-vertical-align="middle"/>
    </style:style>
    <style:style style:name="gr33" style:family="graphic" style:parent-style-name="standard">
      <style:graphic-properties draw:marker-start="Diamond" draw:textarea-vertical-align="middle"/>
    </style:style>
    <style:style style:name="gr34" style:family="graphic" style:parent-style-name="standard">
      <style:graphic-properties draw:marker-start="Diamond" draw:marker-end="" draw:textarea-vertical-align="middle"/>
    </style:style>
    <style:style style:name="gr35" style:family="graphic" style:parent-style-name="standard">
      <style:graphic-properties draw:marker-end="Diamond" draw:textarea-vertical-align="middle"/>
    </style:style>
    <style:style style:name="gr36" style:family="graphic" style:parent-style-name="standard">
      <style:graphic-properties draw:marker-start="Diamond_20_unfilled" draw:marker-end="" draw:textarea-vertical-align="middle"/>
    </style:style>
    <style:style style:name="gr37" style:family="graphic" style:parent-style-name="standard">
      <style:graphic-properties draw:marker-start="" draw:marker-end="Diamond_20_unfilled" draw:textarea-vertical-align="middle"/>
    </style:style>
    <style:style style:name="gr38" style:family="graphic" style:parent-style-name="standard">
      <style:graphic-properties draw:marker-start="Diamond_20_unfilled" draw:textarea-vertical-align="middle"/>
    </style:style>
    <style:style style:name="gr39" style:family="graphic" style:parent-style-name="standard">
      <style:graphic-properties draw:stroke="solid" draw:stroke-dash="Fine_20_Dashed" draw:marker-start="" draw:marker-end="Arrow" draw:textarea-vertical-align="middle"/>
    </style:style>
    <style:style style:name="gr40" style:family="graphic" style:parent-style-name="standard">
      <style:graphic-properties draw:stroke="solid" draw:stroke-dash="Fine_20_Dashed" draw:marker-start="" draw:marker-end="Diamond" draw:textarea-vertical-align="middle"/>
    </style:style>
    <style:style style:name="gr41" style:family="graphic" style:parent-style-name="standard">
      <style:graphic-properties draw:stroke="dash" draw:stroke-dash="Fine_20_Dashed" draw:marker-start="" draw:textarea-vertical-align="middle"/>
    </style:style>
    <style:style style:name="gr42" style:family="graphic" style:parent-style-name="standard">
      <style:graphic-properties draw:marker-end="Triangle_20_unfilled" draw:textarea-vertical-align="middle"/>
    </style:style>
    <style:style style:name="gr43" style:family="graphic" style:parent-style-name="standard">
      <style:graphic-properties draw:marker-start="Triangle_20_unfilled" draw:textarea-vertical-align="middle"/>
    </style:style>
    <style:style style:name="gr44" style:family="graphic" style:parent-style-name="standard">
      <style:graphic-properties draw:marker-end="Arrow" draw:textarea-vertical-align="middle"/>
    </style:style>
    <style:style style:name="gr45" style:family="graphic" style:parent-style-name="standard">
      <style:graphic-properties draw:marker-start="Arrow" draw:marker-end="" draw:textarea-vertical-align="middle"/>
    </style:style>
    <style:style style:name="gr46" style:family="graphic" style:parent-style-name="standard">
      <style:graphic-properties draw:marker-start="Arrow" draw:textarea-vertical-align="middle"/>
    </style:style>
    <style:style style:name="gr47" style:family="graphic" style:parent-style-name="standard">
      <style:graphic-properties draw:stroke="dash" draw:stroke-dash="Fine_20_Dashed" draw:marker-start="Short_20_line_20_Arrow" draw:textarea-vertical-align="middle"/>
    </style:style>
    <style:style style:name="gr48" style:family="graphic" style:parent-style-name="standard">
      <style:graphic-properties draw:stroke="dash" draw:stroke-dash="Fine_20_Dashed" draw:marker-start="Arrow" draw:textarea-vertical-align="middle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007cm" svg:height="1.729cm" svg:x="70.104cm" svg:y="-13.335cm">
          <draw:image xlink:href="Pictures/100000000000013800000031A4E932B4DB1C5519.png" xlink:type="simple" xlink:show="embed" xlink:actuate="onLoad">
            <text:p/>
          </draw:image>
        </draw:frame>
        <draw:frame draw:style-name="gr1" draw:text-style-name="P1" xml:id="id31" draw:id="id31" draw:layer="layout" svg:width="13.37cm" svg:height="10.301cm" svg:x="35.525cm" svg:y="97.663cm">
          <draw:image xlink:href="Pictures/100000000000017B000001244FEDAA5CBD658744.png" xlink:type="simple" xlink:show="embed" xlink:actuate="onLoad">
            <text:p/>
          </draw:image>
        </draw:frame>
        <draw:frame draw:style-name="gr1" draw:text-style-name="P1" draw:layer="layout" svg:width="26.141cm" svg:height="6.491cm" svg:x="-44.556cm" svg:y="25.005cm">
          <draw:image xlink:href="Pictures/10000000000002E5000000B8B7B6159368B25013.png" xlink:type="simple" xlink:show="embed" xlink:actuate="onLoad">
            <text:p/>
          </draw:image>
        </draw:frame>
        <draw:frame draw:style-name="gr1" draw:text-style-name="P1" xml:id="id13" draw:id="id13" draw:layer="layout" svg:width="21.026cm" svg:height="18.874cm" svg:x="48.006cm" svg:y="201.344cm">
          <draw:image xlink:href="Pictures/100000000000025400000217A685188E754D6488.png" xlink:type="simple" xlink:show="embed" xlink:actuate="onLoad">
            <text:p/>
          </draw:image>
        </draw:frame>
        <draw:frame draw:style-name="gr1" draw:text-style-name="P1" xml:id="id79" draw:id="id79" draw:layer="layout" svg:width="16.051cm" svg:height="4.833cm" svg:x="283.21cm" svg:y="14.852cm">
          <draw:image xlink:href="Pictures/10000000000001C700000089BF62ED25F85975BC.png" xlink:type="simple" xlink:show="embed" xlink:actuate="onLoad">
            <text:p/>
          </draw:image>
        </draw:frame>
        <draw:frame draw:style-name="gr1" draw:text-style-name="P1" xml:id="id24" draw:id="id24" draw:layer="layout" svg:width="11.359cm" svg:height="6.456cm" svg:x="156.718cm" svg:y="195.982cm">
          <draw:image xlink:href="Pictures/1000000000000142000000B7880A30492049CC2F.png" xlink:type="simple" xlink:show="embed" xlink:actuate="onLoad">
            <text:p/>
          </draw:image>
        </draw:frame>
        <draw:frame draw:style-name="gr1" draw:text-style-name="P1" xml:id="id11" draw:id="id11" draw:layer="layout" svg:width="17.145cm" svg:height="17.286cm" svg:x="17.653cm" svg:y="134.733cm">
          <draw:image xlink:href="Pictures/10000000000001E6000001EAC89DEF2FC4499489.png" xlink:type="simple" xlink:show="embed" xlink:actuate="onLoad">
            <text:p/>
          </draw:image>
        </draw:frame>
        <draw:frame draw:style-name="gr1" draw:text-style-name="P1" xml:id="id16" draw:id="id16" draw:layer="layout" svg:width="25.365cm" svg:height="38.276cm" svg:x="13.497cm" svg:y="164.924cm">
          <draw:image xlink:href="Pictures/10000000000002CF0000043D9BE71AA71F25C08F.png" xlink:type="simple" xlink:show="embed" xlink:actuate="onLoad">
            <text:p/>
          </draw:image>
        </draw:frame>
        <draw:frame draw:style-name="gr1" draw:text-style-name="P1" xml:id="id14" draw:id="id14" draw:layer="layout" svg:width="17.145cm" svg:height="13.441cm" svg:x="72.263cm" svg:y="201.422cm">
          <draw:image xlink:href="Pictures/10000000000001E60000017DA0E6930D241AC314.png" xlink:type="simple" xlink:show="embed" xlink:actuate="onLoad">
            <text:p/>
          </draw:image>
        </draw:frame>
        <draw:frame draw:style-name="gr1" draw:text-style-name="P1" xml:id="id18" draw:id="id18" draw:layer="layout" svg:width="17.851cm" svg:height="16.51cm" svg:x="126.167cm" svg:y="134.493cm">
          <draw:image xlink:href="Pictures/10000000000001FA000001D4192E9D66003A2131.png" xlink:type="simple" xlink:show="embed" xlink:actuate="onLoad">
            <text:p/>
          </draw:image>
        </draw:frame>
        <draw:frame draw:style-name="gr1" draw:text-style-name="P1" xml:id="id9" draw:id="id9" draw:layer="layout" svg:width="17.145cm" svg:height="22.754cm" svg:x="63.119cm" svg:y="164.698cm">
          <draw:image xlink:href="Pictures/10000000000001E600000285D97A28234E8C92AB.png" xlink:type="simple" xlink:show="embed" xlink:actuate="onLoad">
            <text:p/>
          </draw:image>
        </draw:frame>
        <draw:frame draw:style-name="gr1" draw:text-style-name="P1" xml:id="id26" draw:id="id26" draw:layer="layout" svg:width="15.699cm" svg:height="25.083cm" svg:x="42.721cm" svg:y="166.052cm">
          <draw:image xlink:href="Pictures/10000000000001BD000002C71803A9C66F58AD0C.png" xlink:type="simple" xlink:show="embed" xlink:actuate="onLoad">
            <text:p/>
          </draw:image>
        </draw:frame>
        <draw:frame draw:style-name="gr2" draw:text-style-name="P1" xml:id="id7" draw:id="id7" draw:layer="layout" svg:width="15.099cm" svg:height="14.958cm" svg:x="90.692cm" svg:y="134.62cm">
          <draw:image xlink:href="Pictures/10000000000001AC000001A8E5B1026087EF54B3.png" xlink:type="simple" xlink:show="embed" xlink:actuate="onLoad">
            <text:p/>
          </draw:image>
        </draw:frame>
        <draw:frame draw:style-name="gr1" draw:text-style-name="P1" xml:id="id10" draw:id="id10" draw:layer="layout" svg:width="12.912cm" svg:height="13.406cm" svg:x="68.749cm" svg:y="134.676cm">
          <draw:image xlink:href="Pictures/100000000000016E0000017CC75A64A61E5703DC.png" xlink:type="simple" xlink:show="embed" xlink:actuate="onLoad">
            <text:p/>
          </draw:image>
        </draw:frame>
        <draw:frame draw:style-name="gr1" draw:text-style-name="P1" xml:id="id15" draw:id="id15" draw:layer="layout" svg:width="11.112cm" svg:height="18.098cm" svg:x="92.71cm" svg:y="165.036cm">
          <draw:image xlink:href="Pictures/100000000000013B0000020155D7F2CF63B97698.png" xlink:type="simple" xlink:show="embed" xlink:actuate="onLoad">
            <text:p/>
          </draw:image>
        </draw:frame>
        <draw:frame draw:style-name="gr1" draw:text-style-name="P1" xml:id="id25" draw:id="id25" draw:layer="layout" svg:width="16.898cm" svg:height="13.441cm" svg:x="138.296cm" svg:y="196.088cm">
          <draw:image xlink:href="Pictures/10000000000001DF0000017D74D141DA48CAF91B.png" xlink:type="simple" xlink:show="embed" xlink:actuate="onLoad">
            <text:p/>
          </draw:image>
        </draw:frame>
        <draw:frame draw:style-name="gr1" draw:text-style-name="P1" xml:id="id23" draw:id="id23" draw:layer="layout" svg:width="16.863cm" svg:height="10.301cm" svg:x="173.609cm" svg:y="195.961cm">
          <draw:image xlink:href="Pictures/10000000000001DE000001242105B064E3DD7405.png" xlink:type="simple" xlink:show="embed" xlink:actuate="onLoad">
            <text:p/>
          </draw:image>
        </draw:frame>
        <draw:frame draw:style-name="gr1" draw:text-style-name="P1" xml:id="id22" draw:id="id22" draw:layer="layout" svg:width="10.971cm" svg:height="14.993cm" svg:x="182.958cm" svg:y="164.839cm">
          <draw:image xlink:href="Pictures/1000000000000137000001A96DE10DC3CF506610.png" xlink:type="simple" xlink:show="embed" xlink:actuate="onLoad">
            <text:p/>
          </draw:image>
        </draw:frame>
        <draw:frame draw:style-name="gr1" draw:text-style-name="P1" xml:id="id6" draw:id="id6" draw:layer="layout" svg:width="14.993cm" svg:height="17.286cm" svg:x="43.053cm" svg:y="134.225cm">
          <draw:image xlink:href="Pictures/10000000000001A9000001EA210782D6381BF9A6.png" xlink:type="simple" xlink:show="embed" xlink:actuate="onLoad">
            <text:p/>
          </draw:image>
        </draw:frame>
        <draw:frame draw:style-name="gr1" draw:text-style-name="P1" xml:id="id3" draw:id="id3" draw:layer="layout" svg:width="10.478cm" svg:height="13.406cm" svg:x="93.027cm" svg:y="98.171cm">
          <draw:image xlink:href="Pictures/10000000000001290000017C77B0675E2B026419.png" xlink:type="simple" xlink:show="embed" xlink:actuate="onLoad">
            <text:p/>
          </draw:image>
        </draw:frame>
        <draw:frame draw:style-name="gr1" draw:text-style-name="P1" xml:id="id8" draw:id="id8" draw:layer="layout" svg:width="11.395cm" svg:height="15.734cm" svg:x="90.586cm" svg:y="78.246cm">
          <draw:image xlink:href="Pictures/1000000000000143000001BE940F06A2526838F0.png" xlink:type="simple" xlink:show="embed" xlink:actuate="onLoad">
            <text:p/>
          </draw:image>
        </draw:frame>
        <draw:frame draw:style-name="gr1" draw:text-style-name="P1" xml:id="id82" draw:id="id82" draw:layer="layout" svg:width="10.442cm" svg:height="15.734cm" svg:x="307.566cm" svg:y="45.212cm">
          <draw:image xlink:href="Pictures/1000000000000128000001BE0C96D4D60AAA3912.png" xlink:type="simple" xlink:show="embed" xlink:actuate="onLoad">
            <text:p/>
          </draw:image>
        </draw:frame>
        <draw:frame draw:style-name="gr1" draw:text-style-name="P1" xml:id="id4" draw:id="id4" draw:layer="layout" svg:width="11.889cm" svg:height="28.152cm" svg:x="109.474cm" svg:y="134.281cm">
          <draw:image xlink:href="Pictures/10000000000001510000031EB409A353732CE23E.png" xlink:type="simple" xlink:show="embed" xlink:actuate="onLoad">
            <text:p/>
          </draw:image>
        </draw:frame>
        <draw:frame draw:style-name="gr1" draw:text-style-name="P1" draw:layer="layout" svg:width="12.312cm" svg:height="15.804cm" svg:x="-15.106cm" svg:y="32.893cm">
          <draw:image xlink:href="Pictures/100000000000015D000001C0947216F0A07AF20D.png" xlink:type="simple" xlink:show="embed" xlink:actuate="onLoad">
            <text:p/>
          </draw:image>
        </draw:frame>
        <draw:frame draw:style-name="gr1" draw:text-style-name="P1" xml:id="id2" draw:id="id2" draw:layer="layout" svg:width="12.594cm" svg:height="9.525cm" svg:x="120.883cm" svg:y="91.821cm">
          <draw:image xlink:href="Pictures/10000000000001650000010EDE73250887ADD4C5.png" xlink:type="simple" xlink:show="embed" xlink:actuate="onLoad">
            <text:p/>
          </draw:image>
        </draw:frame>
        <draw:frame draw:style-name="gr1" draw:text-style-name="P1" xml:id="id87" draw:id="id87" draw:layer="layout" svg:width="9.278cm" svg:height="8.784cm" svg:x="161.798cm" svg:y="120.015cm">
          <draw:image xlink:href="Pictures/1000000000000107000000F952DF8A2AC7B9E063.png" xlink:type="simple" xlink:show="embed" xlink:actuate="onLoad">
            <text:p/>
          </draw:image>
        </draw:frame>
        <draw:frame draw:style-name="gr1" draw:text-style-name="P1" xml:id="id27" draw:id="id27" draw:layer="layout" svg:width="14.746cm" svg:height="11.889cm" svg:x="92.202cm" svg:y="201.725cm">
          <draw:image xlink:href="Pictures/10000000000001A2000001517F2390AF6415A8C5.png" xlink:type="simple" xlink:show="embed" xlink:actuate="onLoad">
            <text:p/>
          </draw:image>
        </draw:frame>
        <draw:frame draw:style-name="gr1" draw:text-style-name="P1" draw:layer="layout" svg:width="12.136cm" svg:height="11.889cm" svg:x="-31.567cm" svg:y="41.07cm">
          <draw:image xlink:href="Pictures/100000000000015800000151AD6123735C79F737.png" xlink:type="simple" xlink:show="embed" xlink:actuate="onLoad">
            <text:p/>
          </draw:image>
        </draw:frame>
        <draw:frame draw:style-name="gr1" draw:text-style-name="P1" draw:layer="layout" svg:width="11.712cm" svg:height="5.68cm" svg:x="-18.034cm" svg:y="51.181cm">
          <draw:image xlink:href="Pictures/100000000000014C000000A1B73E3AE42385A340.png" xlink:type="simple" xlink:show="embed" xlink:actuate="onLoad">
            <text:p/>
          </draw:image>
        </draw:frame>
        <draw:frame draw:style-name="gr1" draw:text-style-name="P1" xml:id="id1" draw:id="id1" draw:layer="layout" svg:width="15.311cm" svg:height="9.596cm" svg:x="144.245cm" svg:y="107.879cm">
          <draw:image xlink:href="Pictures/10000000000001B2000001109A15C7464676F608.png" xlink:type="simple" xlink:show="embed" xlink:actuate="onLoad">
            <text:p/>
          </draw:image>
        </draw:frame>
        <draw:frame draw:style-name="gr1" draw:text-style-name="P1" xml:id="id29" draw:id="id29" draw:layer="layout" svg:width="11.395cm" svg:height="16.51cm" svg:x="142.91cm" svg:y="84.201cm">
          <draw:image xlink:href="Pictures/1000000000000143000001D4CDCD0E74650D7F0D.png" xlink:type="simple" xlink:show="embed" xlink:actuate="onLoad">
            <text:p/>
          </draw:image>
        </draw:frame>
        <draw:frame draw:style-name="gr1" draw:text-style-name="P1" xml:id="id85" draw:id="id85" draw:layer="layout" svg:width="10.195cm" svg:height="9.525cm" svg:x="136.109cm" svg:y="118.364cm">
          <draw:image xlink:href="Pictures/10000000000001210000010EC3F29F66DCF0514C.png" xlink:type="simple" xlink:show="embed" xlink:actuate="onLoad">
            <text:p/>
          </draw:image>
        </draw:frame>
        <draw:frame draw:style-name="gr1" draw:text-style-name="P1" xml:id="id36" draw:id="id36" draw:layer="layout" svg:width="10.795cm" svg:height="9.525cm" svg:x="123.063cm" svg:y="68.58cm">
          <draw:image xlink:href="Pictures/10000000000001320000010ED6D97C833D8BA8B1.png" xlink:type="simple" xlink:show="embed" xlink:actuate="onLoad">
            <text:p/>
          </draw:image>
        </draw:frame>
        <draw:frame draw:style-name="gr1" draw:text-style-name="P1" draw:layer="layout" svg:width="6.914cm" svg:height="4.826cm" svg:x="-22.154cm" svg:y="180.975cm">
          <draw:image xlink:href="Pictures/10000000000000C40000008AE31A5A93F1809A57.png" xlink:type="simple" xlink:show="embed" xlink:actuate="onLoad">
            <text:p/>
          </draw:image>
        </draw:frame>
        <draw:frame draw:style-name="gr1" draw:text-style-name="P1" draw:layer="layout" svg:width="9.137cm" svg:height="4.544cm" svg:x="75.057cm" svg:y="-8.001cm">
          <draw:image xlink:href="Pictures/1000000000000103000000764F98DDD8CDD941C2.png" xlink:type="simple" xlink:show="embed" xlink:actuate="onLoad">
            <text:p/>
          </draw:image>
        </draw:frame>
        <draw:frame draw:style-name="gr1" draw:text-style-name="P1" draw:layer="layout" svg:width="7.126cm" svg:height="6.456cm" svg:x="42.954cm" svg:y="-22.754cm">
          <draw:image xlink:href="Pictures/10000000000000CA000000B7137BF232358FE4E7.png" xlink:type="simple" xlink:show="embed" xlink:actuate="onLoad">
            <text:p/>
          </draw:image>
        </draw:frame>
        <draw:frame draw:style-name="gr1" draw:text-style-name="P1" xml:id="id89" draw:id="id89" draw:layer="layout" svg:width="11.218cm" svg:height="3.316cm" svg:x="111.337cm" svg:y="71.868cm">
          <draw:image xlink:href="Pictures/100000000000013E0000005EED65FA17CE5D9773.png" xlink:type="simple" xlink:show="embed" xlink:actuate="onLoad">
            <text:p/>
          </draw:image>
        </draw:frame>
        <draw:frame draw:style-name="gr1" draw:text-style-name="P1" draw:layer="layout" svg:width="12.735cm" svg:height="8.819cm" svg:x="197.831cm" svg:y="151.003cm">
          <draw:image xlink:href="Pictures/1000000000000169000000FA9A1819506F4B984D.png" xlink:type="simple" xlink:show="embed" xlink:actuate="onLoad">
            <text:p/>
          </draw:image>
        </draw:frame>
        <draw:frame draw:style-name="gr1" draw:text-style-name="P1" xml:id="id72" draw:id="id72" draw:layer="layout" svg:width="18.768cm" svg:height="7.197cm" svg:x="246.38cm" svg:y="23.918cm">
          <draw:image xlink:href="Pictures/1000000000000214000000CCC392EF320D974648.png" xlink:type="simple" xlink:show="embed" xlink:actuate="onLoad">
            <text:p/>
          </draw:image>
        </draw:frame>
        <draw:frame draw:style-name="gr1" draw:text-style-name="P1" draw:layer="layout" svg:width="20.567cm" svg:height="3.316cm" svg:x="84.328cm" svg:y="-19.431cm">
          <draw:image xlink:href="Pictures/10000000000002470000005EFEEC5CA05C4D2F1D.png" xlink:type="simple" xlink:show="embed" xlink:actuate="onLoad">
            <text:p/>
          </draw:image>
        </draw:frame>
        <draw:frame draw:style-name="gr1" draw:text-style-name="P1" xml:id="id20" draw:id="id20" draw:layer="layout" svg:width="16.157cm" svg:height="18.838cm" svg:x="130.429cm" svg:y="164.338cm">
          <draw:image xlink:href="Pictures/10000000000001CA00000216B292FBA713290556.png" xlink:type="simple" xlink:show="embed" xlink:actuate="onLoad">
            <text:p/>
          </draw:image>
        </draw:frame>
        <draw:frame draw:style-name="gr1" draw:text-style-name="P1" xml:id="id70" draw:id="id70" draw:layer="layout" svg:width="15.452cm" svg:height="8.784cm" svg:x="169.714cm" svg:y="85.204cm">
          <draw:image xlink:href="Pictures/10000000000001B6000000F98199A7075E9A5353.png" xlink:type="simple" xlink:show="embed" xlink:actuate="onLoad">
            <text:p/>
          </draw:image>
        </draw:frame>
        <draw:frame draw:style-name="gr1" draw:text-style-name="P1" xml:id="id68" draw:id="id68" draw:layer="layout" svg:width="8.573cm" svg:height="8.784cm" svg:x="166.624cm" svg:y="70.853cm">
          <draw:image xlink:href="Pictures/10000000000000F3000000F9D51057192E17C224.png" xlink:type="simple" xlink:show="embed" xlink:actuate="onLoad">
            <text:p/>
          </draw:image>
        </draw:frame>
        <draw:frame draw:style-name="gr1" draw:text-style-name="P1" xml:id="id69" draw:id="id69" draw:layer="layout" svg:width="11.218cm" svg:height="2.505cm" svg:x="187.298cm" svg:y="90.594cm">
          <draw:image xlink:href="Pictures/100000000000013E000000474EBA770A08C48E72.png" xlink:type="simple" xlink:show="embed" xlink:actuate="onLoad">
            <text:p/>
          </draw:image>
        </draw:frame>
        <draw:frame draw:style-name="gr1" draw:text-style-name="P1" xml:id="id67" draw:id="id67" draw:layer="layout" svg:width="8.573cm" svg:height="6.421cm" svg:x="157.734cm" svg:y="61.476cm">
          <draw:image xlink:href="Pictures/10000000000000F3000000B6830A55230C866443.png" xlink:type="simple" xlink:show="embed" xlink:actuate="onLoad">
            <text:p/>
          </draw:image>
        </draw:frame>
        <draw:frame draw:style-name="gr1" draw:text-style-name="P1" xml:id="id76" draw:id="id76" draw:layer="layout" svg:width="16.193cm" svg:height="2.505cm" svg:x="264.477cm" svg:y="8.544cm">
          <draw:image xlink:href="Pictures/10000000000001CB00000047B11924223250994B.png" xlink:type="simple" xlink:show="embed" xlink:actuate="onLoad">
            <text:p/>
          </draw:image>
        </draw:frame>
        <draw:frame draw:style-name="gr1" draw:text-style-name="P1" xml:id="id75" draw:id="id75" draw:layer="layout" svg:width="12.665cm" svg:height="1.556cm" svg:x="266.862cm" svg:y="33.401cm">
          <draw:image xlink:href="Pictures/10000000000001670000003177B0D22298C6A439.png" xlink:type="simple" xlink:show="embed" xlink:actuate="onLoad">
            <text:p/>
          </draw:image>
        </draw:frame>
        <draw:frame draw:style-name="gr1" draw:text-style-name="P1" xml:id="id94" draw:id="id94" draw:layer="layout" svg:width="25.929cm" svg:height="2.54cm" svg:x="-45.466cm" svg:y="64.008cm">
          <draw:image xlink:href="Pictures/10000000000002DF000000481C195BB23EB9140E.png" xlink:type="simple" xlink:show="embed" xlink:actuate="onLoad">
            <text:p/>
          </draw:image>
        </draw:frame>
        <draw:frame draw:style-name="gr1" draw:text-style-name="P1" xml:id="id77" draw:id="id77" draw:layer="layout" svg:width="4.939cm" svg:height="2.286cm" svg:x="260.237cm" svg:y="18.923cm">
          <draw:image xlink:href="Pictures/100000000000008C0000005DE15185102FAAC096.png" xlink:type="simple" xlink:show="embed" xlink:actuate="onLoad">
            <text:p/>
          </draw:image>
        </draw:frame>
        <draw:frame draw:style-name="gr1" draw:text-style-name="P1" xml:id="id74" draw:id="id74" draw:layer="layout" svg:width="12.665cm" svg:height="1.729cm" svg:x="238.16cm" svg:y="37.26cm">
          <draw:image xlink:href="Pictures/1000000000000167000000313D8695E476F56232.png" xlink:type="simple" xlink:show="embed" xlink:actuate="onLoad">
            <text:p/>
          </draw:image>
        </draw:frame>
        <draw:frame draw:style-name="gr1" draw:text-style-name="P1" xml:id="id73" draw:id="id73" draw:layer="layout" svg:width="12.665cm" svg:height="1.729cm" svg:x="228.762cm" svg:y="25.322cm">
          <draw:image xlink:href="Pictures/100000000000016700000031E69A42FB142814E4.png" xlink:type="simple" xlink:show="embed" xlink:actuate="onLoad">
            <text:p/>
          </draw:image>
        </draw:frame>
        <draw:frame draw:style-name="gr1" draw:text-style-name="P1" xml:id="id71" draw:id="id71" draw:layer="layout" svg:width="12.665cm" svg:height="1.39cm" svg:x="237.871cm" svg:y="11.684cm">
          <draw:image xlink:href="Pictures/1000000000000167000000319C00E53EF46D9280.png" xlink:type="simple" xlink:show="embed" xlink:actuate="onLoad">
            <text:p/>
          </draw:image>
        </draw:frame>
        <draw:frame draw:style-name="gr1" draw:text-style-name="P1" draw:layer="layout" svg:width="4.445cm" svg:height="2.505cm" svg:x="63.627cm" svg:y="-9.236cm">
          <draw:image xlink:href="Pictures/10000000000000820000004734F338CE0A80450C.png" xlink:type="simple" xlink:show="embed" xlink:actuate="onLoad">
            <text:p/>
          </draw:image>
        </draw:frame>
        <draw:frame draw:style-name="gr1" draw:text-style-name="P1" xml:id="id95" draw:id="id95" draw:layer="layout" svg:width="8.643cm" svg:height="1.729cm" svg:x="165.481cm" svg:y="56.523cm">
          <draw:image xlink:href="Pictures/10000000000000F500000031228EF7C08BEE91C1.png" xlink:type="simple" xlink:show="embed" xlink:actuate="onLoad">
            <text:p/>
          </draw:image>
        </draw:frame>
        <draw:frame draw:style-name="gr1" draw:text-style-name="P1" draw:layer="layout" svg:width="5.891cm" svg:height="1.905cm" svg:x="-11.049cm" svg:y="183.007cm">
          <draw:image xlink:href="Pictures/10000000000000A700000031A65EF098AB91B41D.png" xlink:type="simple" xlink:show="embed" xlink:actuate="onLoad">
            <text:p/>
          </draw:image>
        </draw:frame>
        <draw:frame draw:style-name="gr1" draw:text-style-name="P1" xml:id="id84" draw:id="id84" draw:layer="layout" svg:width="3.454cm" svg:height="3.569cm" svg:x="317.5cm" svg:y="70.599cm">
          <draw:image xlink:href="Pictures/100000000000006A0000005DFF7CD3EB8AAF619F.png" xlink:type="simple" xlink:show="embed" xlink:actuate="onLoad">
            <text:p/>
          </draw:image>
        </draw:frame>
        <draw:frame draw:style-name="gr1" draw:text-style-name="P1" xml:id="id21" draw:id="id21" draw:layer="layout" svg:width="12.665cm" svg:height="18.874cm" svg:x="167.386cm" svg:y="164.641cm">
          <draw:image xlink:href="Pictures/1000000000000167000002176FF91508E215AB04.png" xlink:type="simple" xlink:show="embed" xlink:actuate="onLoad">
            <text:p/>
          </draw:image>
        </draw:frame>
        <draw:frame draw:style-name="gr1" draw:text-style-name="P1" xml:id="id19" draw:id="id19" draw:layer="layout" svg:width="11.395cm" svg:height="11.889cm" svg:x="152.019cm" svg:y="164.973cm">
          <draw:image xlink:href="Pictures/10000000000001430000015177242A897C76B36E.png" xlink:type="simple" xlink:show="embed" xlink:actuate="onLoad">
            <text:p/>
          </draw:image>
        </draw:frame>
        <draw:frame draw:style-name="gr1" draw:text-style-name="P1" draw:layer="layout" svg:width="10.724cm" svg:height="6.491cm" svg:x="349.631cm" svg:y="130.683cm">
          <draw:image xlink:href="Pictures/1000000000000130000000B87D486C2910FE157E.png" xlink:type="simple" xlink:show="embed" xlink:actuate="onLoad">
            <text:p/>
          </draw:image>
        </draw:frame>
        <draw:frame draw:style-name="gr1" draw:text-style-name="P1" draw:layer="layout" svg:width="10.689cm" svg:height="4.868cm" svg:x="69.575cm" svg:y="-23.114cm">
          <draw:image xlink:href="Pictures/100000000000012F0000008A2696F511934BA225.png" xlink:type="simple" xlink:show="embed" xlink:actuate="onLoad">
            <text:p/>
          </draw:image>
        </draw:frame>
        <draw:frame draw:style-name="gr1" draw:text-style-name="P1" draw:layer="layout" svg:width="3.048cm" svg:height="0.799cm" svg:x="-12.573cm" svg:y="175.985cm">
          <draw:image xlink:href="Pictures/10000000000000840000001B951EAF7861F407C3.png" xlink:type="simple" xlink:show="embed" xlink:actuate="onLoad">
            <text:p/>
          </draw:image>
        </draw:frame>
        <draw:frame draw:style-name="gr1" draw:text-style-name="P1" draw:layer="layout" svg:width="9.313cm" svg:height="3.062cm" svg:x="94.234cm" svg:y="-14.873cm">
          <draw:image xlink:href="Pictures/10000000000001080000005E6C348F27909482F5.png" xlink:type="simple" xlink:show="embed" xlink:actuate="onLoad">
            <text:p/>
          </draw:image>
        </draw:frame>
        <draw:frame draw:style-name="gr1" draw:text-style-name="P1" xml:id="id93" draw:id="id93" draw:layer="layout" svg:width="10.478cm" svg:height="4.163cm" svg:x="-14.669cm" svg:y="58.448cm">
          <draw:image xlink:href="Pictures/100000000000012900000076052F3F53B470C65C.png" xlink:type="simple" xlink:show="embed" xlink:actuate="onLoad">
            <text:p/>
          </draw:image>
        </draw:frame>
        <draw:frame draw:style-name="gr1" draw:text-style-name="P1" xml:id="id80" draw:id="id80" draw:layer="layout" svg:width="12.1cm" svg:height="4.572cm" svg:x="276.987cm" svg:y="24.257cm">
          <draw:image xlink:href="Pictures/1000000000000157000000894017FF8B233A5620.png" xlink:type="simple" xlink:show="embed" xlink:actuate="onLoad">
            <text:p/>
          </draw:image>
        </draw:frame>
        <draw:frame draw:style-name="gr1" draw:text-style-name="P1" draw:layer="layout" svg:width="8.643cm" svg:height="3.316cm" svg:x="43.3cm" svg:y="-12.954cm">
          <draw:image xlink:href="Pictures/10000000000000F50000005E450E0257CE84321B.png" xlink:type="simple" xlink:show="embed" xlink:actuate="onLoad">
            <text:p/>
          </draw:image>
        </draw:frame>
        <draw:frame draw:style-name="gr1" draw:text-style-name="P1" draw:layer="layout" svg:width="8.643cm" svg:height="3.083cm" svg:x="87.503cm" svg:y="-8.417cm">
          <draw:image xlink:href="Pictures/10000000000000F50000005ED400B84BD099CB37.png" xlink:type="simple" xlink:show="embed" xlink:actuate="onLoad">
            <text:p/>
          </draw:image>
        </draw:frame>
        <draw:frame draw:style-name="gr1" draw:text-style-name="P1" draw:layer="layout" svg:width="15.804cm" svg:height="2.505cm" svg:x="351.48cm" svg:y="112.268cm">
          <draw:image xlink:href="Pictures/10000000000001C00000004750A2FEE5F739C90A.png" xlink:type="simple" xlink:show="embed" xlink:actuate="onLoad">
            <text:p/>
          </draw:image>
        </draw:frame>
        <draw:frame draw:style-name="gr1" draw:text-style-name="P1" draw:layer="layout" svg:width="7.655cm" svg:height="3.316cm" svg:x="82.896cm" svg:y="-14.873cm">
          <draw:image xlink:href="Pictures/10000000000000D90000005E9A87D8D56D299986.png" xlink:type="simple" xlink:show="embed" xlink:actuate="onLoad">
            <text:p/>
          </draw:image>
        </draw:frame>
        <draw:frame draw:style-name="gr1" draw:text-style-name="P1" draw:layer="layout" svg:width="4.092cm" svg:height="4.057cm" svg:x="69.441cm" svg:y="-10.153cm">
          <draw:image xlink:href="Pictures/1000000000000074000000739F44B96A6E920810.png" xlink:type="simple" xlink:show="embed" xlink:actuate="onLoad">
            <text:p/>
          </draw:image>
        </draw:frame>
        <draw:frame draw:style-name="gr1" draw:text-style-name="P1" xml:id="id78" draw:id="id78" draw:layer="layout" svg:width="9.278cm" svg:height="1.729cm" svg:x="260.47cm" svg:y="16.432cm">
          <draw:image xlink:href="Pictures/1000000000000107000000311B763BE89BE92259.png" xlink:type="simple" xlink:show="embed" xlink:actuate="onLoad">
            <text:p/>
          </draw:image>
        </draw:frame>
        <draw:frame draw:style-name="gr1" draw:text-style-name="P1" xml:id="id81" draw:id="id81" draw:layer="layout" svg:width="8.361cm" svg:height="1.729cm" svg:x="266.721cm" svg:y="24.941cm">
          <draw:image xlink:href="Pictures/10000000000000ED00000031B27A5CBF2AE342F1.png" xlink:type="simple" xlink:show="embed" xlink:actuate="onLoad">
            <text:p/>
          </draw:image>
        </draw:frame>
        <draw:frame draw:style-name="gr1" draw:text-style-name="P1" xml:id="id83" draw:id="id83" draw:layer="layout" svg:width="3.556cm" svg:height="4.057cm" svg:x="304.927cm" svg:y="70.231cm">
          <draw:image xlink:href="Pictures/1000000000000066000000731C955CD15676FB3B.png" xlink:type="simple" xlink:show="embed" xlink:actuate="onLoad">
            <text:p/>
          </draw:image>
        </draw:frame>
        <draw:frame draw:style-name="gr1" draw:text-style-name="P1" xml:id="id86" draw:id="id86" draw:layer="layout" svg:width="9.066cm" svg:height="3.175cm" svg:x="149.049cm" svg:y="123.698cm">
          <draw:image xlink:href="Pictures/10000000000001010000005D22B22C9315559744.png" xlink:type="simple" xlink:show="embed" xlink:actuate="onLoad">
            <text:p/>
          </draw:image>
        </draw:frame>
        <draw:frame draw:style-name="gr1" draw:text-style-name="P1" draw:layer="layout" svg:width="13.582cm" svg:height="2.505cm" svg:x="-32.251cm" svg:y="35.052cm">
          <draw:image xlink:href="Pictures/10000000000001810000004779BA7AAE697275B5.png" xlink:type="simple" xlink:show="embed" xlink:actuate="onLoad">
            <text:p/>
          </draw:image>
        </draw:frame>
        <draw:frame draw:style-name="gr1" draw:text-style-name="P1" xml:id="id88" draw:id="id88" draw:layer="layout" svg:width="10.372cm" svg:height="1.729cm" svg:x="111.802cm" svg:y="65.151cm">
          <draw:image xlink:href="Pictures/10000000000001260000003115C1DB00A3FEE7FD.png" xlink:type="simple" xlink:show="embed" xlink:actuate="onLoad">
            <text:p/>
          </draw:image>
        </draw:frame>
        <draw:frame draw:style-name="gr1" draw:text-style-name="P1" xml:id="id91" draw:id="id91" draw:layer="layout" svg:width="4.833cm" svg:height="2.685cm" svg:x="357.625cm" svg:y="141.714cm">
          <draw:image xlink:href="Pictures/10000000000000890000005D61DB6BD4ABB91E9D.png" xlink:type="simple" xlink:show="embed" xlink:actuate="onLoad">
            <text:p/>
          </draw:image>
        </draw:frame>
        <draw:frame draw:style-name="gr1" draw:text-style-name="P1" xml:id="id92" draw:id="id92" draw:layer="layout" svg:width="8.255cm" svg:height="1.729cm" svg:x="350.774cm" svg:y="145.591cm">
          <draw:image xlink:href="Pictures/10000000000000EA000000314B86855049BC3551.png" xlink:type="simple" xlink:show="embed" xlink:actuate="onLoad">
            <text:p/>
          </draw:image>
        </draw:frame>
        <draw:frame draw:style-name="gr1" draw:text-style-name="P1" draw:layer="layout" svg:width="22.966cm" svg:height="2.54cm" svg:x="-40.64cm" svg:y="20.447cm">
          <draw:image xlink:href="Pictures/100000000000028B000000486B936D098D108427.png" xlink:type="simple" xlink:show="embed" xlink:actuate="onLoad">
            <text:p/>
          </draw:image>
        </draw:frame>
        <draw:connector draw:style-name="gr3" draw:text-style-name="P2" draw:layer="layout" svg:x1="151.9cm" svg:y1="107.879cm" svg:x2="127.18cm" svg:y2="101.346cm" draw:start-shape="id1" draw:start-glue-point="0" draw:end-shape="id2" svg:d="M151900 107879v-3266h-24720v-3267" svg:viewBox="0 0 24721 6534">
          <text:p/>
        </draw:connector>
        <draw:connector draw:style-name="gr4" draw:text-style-name="P3" draw:layer="layout" svg:x1="120.883cm" svg:y1="96.583cm" svg:x2="103.505cm" svg:y2="104.874cm" draw:start-shape="id2" draw:end-shape="id3" svg:d="M120883 96583h-8689v8291h-8689" svg:viewBox="0 0 17379 8292">
          <text:p text:style-name="P2">Startet</text:p>
          <text:p text:style-name="P2"/>
        </draw:connector>
        <draw:frame draw:style-name="gr5" draw:text-style-name="P4" draw:layer="layout" svg:width="0.502cm" svg:height="1.187cm" svg:x="111.506cm" svg:y="114.046cm">
          <draw:text-box>
            <text:p/>
          </draw:text-box>
        </draw:frame>
        <draw:connector draw:style-name="gr6" draw:text-style-name="P5" xml:id="id17" draw:id="id17" draw:layer="layout" draw:line-skew="0.028cm" svg:x1="98.266cm" svg:y1="111.577cm" svg:x2="115.418cm" svg:y2="134.281cm" draw:start-shape="id3" draw:end-shape="id4" svg:d="M98266 111577v11380h17152v11324" svg:viewBox="0 0 17153 22705">
          <text:p text:style-name="P2"><text:span text:style-name="T1">startet</text:span></text:p>
        </draw:connector>
        <draw:connector draw:style-name="gr7" draw:text-style-name="P2" draw:layer="layout" svg:x1="75.205cm" svg:y1="123.098cm" svg:x2="50.549cm" svg:y2="134.225cm" draw:start-shape="id5" draw:start-glue-point="0" draw:end-shape="id6" draw:end-glue-point="0" svg:d="M75205 123098h-24656v11127" svg:viewBox="0 0 24657 11128">
          <text:p/>
        </draw:connector>
        <draw:connector draw:style-name="gr7" draw:text-style-name="P2" xml:id="id12" draw:id="id12" draw:layer="layout" svg:x1="98.266cm" svg:y1="111.577cm" svg:x2="98.241cm" svg:y2="134.62cm" draw:start-shape="id3" draw:start-glue-point="2" draw:end-shape="id7" draw:end-glue-point="0" svg:d="M98266 111577v11521h-25v11522" svg:viewBox="0 0 26 23044">
          <text:p/>
        </draw:connector>
        <draw:connector draw:style-name="gr8" draw:text-style-name="P2" draw:layer="layout" svg:x1="127.18cm" svg:y1="91.821cm" svg:x2="101.981cm" svg:y2="86.113cm" draw:start-shape="id2" draw:start-glue-point="0" draw:end-shape="id8" svg:d="M127180 91821v-5708h-25199" svg:viewBox="0 0 25200 5709">
          <text:p text:style-name="P2"/>
          <text:p text:style-name="P2"/>
        </draw:connector>
        <draw:connector draw:style-name="gr9" draw:text-style-name="P2" draw:layer="layout" svg:x1="71.691cm" svg:y1="164.698cm" svg:x2="75.205cm" svg:y2="148.082cm" draw:start-shape="id9" draw:end-shape="id10" svg:d="M71691 164698v-8308h3514v-8308" svg:viewBox="0 0 3515 16617">
          <text:p text:style-name="P2">startet</text:p>
          <text:p text:style-name="P2"/>
        </draw:connector>
        <draw:connector draw:style-name="gr7" draw:text-style-name="P2" draw:layer="layout" svg:x1="75.205cm" svg:y1="123.098cm" svg:x2="26.225cm" svg:y2="134.733cm" draw:start-shape="id5" draw:start-glue-point="0" draw:end-shape="id11" draw:end-glue-point="0" svg:d="M75205 123098h-48980v11635" svg:viewBox="0 0 48981 11636">
          <text:p/>
        </draw:connector>
        <draw:connector draw:style-name="gr7" draw:text-style-name="P2" xml:id="id5" draw:id="id5" draw:layer="layout" svg:x1="98.253cm" svg:y1="123.098cm" svg:x2="75.205cm" svg:y2="134.676cm" draw:start-shape="id12" draw:start-glue-point="0" draw:end-shape="id10" draw:end-glue-point="0" svg:d="M98253 123098h-23048v11578" svg:viewBox="0 0 23049 11579">
          <text:p/>
        </draw:connector>
        <draw:connector draw:style-name="gr10" draw:text-style-name="P2" draw:layer="layout" svg:x1="58.519cm" svg:y1="201.344cm" svg:x2="71.691cm" svg:y2="187.452cm" draw:start-shape="id13" draw:end-shape="id9" draw:end-glue-point="2" svg:d="M58519 201344v-6946h13172v-6946" svg:viewBox="0 0 13173 13893">
          <text:p text:style-name="P2">startet</text:p>
          <text:p text:style-name="P2"/>
        </draw:connector>
        <draw:connector draw:style-name="gr11" draw:text-style-name="P2" draw:layer="layout" svg:x1="80.835cm" svg:y1="201.422cm" svg:x2="71.691cm" svg:y2="187.452cm" draw:start-shape="id14" draw:end-shape="id9" svg:d="M80835 201422v-6985h-9144v-6985" svg:viewBox="0 0 9145 13971">
          <text:p text:style-name="P2"/>
          <text:p text:style-name="P2"/>
        </draw:connector>
        <draw:connector draw:style-name="gr11" draw:text-style-name="P2" draw:layer="layout" svg:x1="98.266cm" svg:y1="165.036cm" svg:x2="98.241cm" svg:y2="149.578cm" draw:start-shape="id15" draw:end-shape="id7" svg:d="M98266 165036v-7728h-25v-7730" svg:viewBox="0 0 26 15459">
          <text:p text:style-name="P2">startet</text:p>
          <text:p text:style-name="P2"/>
        </draw:connector>
        <draw:connector draw:style-name="gr12" draw:text-style-name="P2" draw:layer="layout" svg:x1="26.179cm" svg:y1="164.924cm" svg:x2="26.225cm" svg:y2="152.019cm" draw:start-shape="id16" draw:start-glue-point="0" draw:end-shape="id11" draw:end-glue-point="2" svg:d="M26179 164924v-6452h46v-6453" svg:viewBox="0 0 47 12906">
          <text:p text:style-name="P2">startet</text:p>
        </draw:connector>
        <draw:connector draw:style-name="gr13" draw:text-style-name="P5" draw:layer="layout" svg:x1="106.842cm" svg:y1="122.957cm" svg:x2="135.092cm" svg:y2="134.493cm" draw:start-shape="id17" draw:start-glue-point="0" draw:end-shape="id18" draw:end-glue-point="0" svg:d="M106842 122957h28250v11536" svg:viewBox="0 0 28251 11537">
          <text:p text:style-name="P2"><text:span text:style-name="T1"/></text:p>
          <text:p text:style-name="P2"><text:span text:style-name="T1"/></text:p>
        </draw:connector>
        <draw:connector draw:style-name="gr14" draw:text-style-name="P5" draw:layer="layout" draw:line-skew="-0.254cm" svg:x1="135.092cm" svg:y1="151.003cm" svg:x2="157.716cm" svg:y2="164.973cm" draw:start-shape="id18" draw:start-glue-point="2" draw:end-shape="id19" svg:d="M135092 151003v6731h22624v7239" svg:viewBox="0 0 22625 13971">
          <text:p/>
        </draw:connector>
        <draw:connector draw:style-name="gr15" draw:text-style-name="P5" draw:layer="layout" svg:x1="135.092cm" svg:y1="151.003cm" svg:x2="138.507cm" svg:y2="164.338cm" draw:start-shape="id18" draw:end-shape="id20" svg:d="M135092 151003v6668h3415v6667" svg:viewBox="0 0 3416 13336">
          <text:p text:style-name="P2"><text:span text:style-name="T1">startet</text:span></text:p>
          <text:p text:style-name="P2"><text:span text:style-name="T1"/></text:p>
        </draw:connector>
        <draw:connector draw:style-name="gr14" draw:text-style-name="P5" draw:layer="layout" draw:line-skew="-0.127cm" svg:x1="135.092cm" svg:y1="151.003cm" svg:x2="173.718cm" svg:y2="164.641cm" draw:start-shape="id18" draw:start-glue-point="2" draw:end-shape="id21" svg:d="M135092 151003v6692h38626v6946" svg:viewBox="0 0 38627 13639">
          <text:p/>
        </draw:connector>
        <draw:connector draw:style-name="gr14" draw:text-style-name="P5" draw:layer="layout" draw:line-skew="-0.187cm" svg:x1="135.092cm" svg:y1="151.003cm" svg:x2="188.443cm" svg:y2="164.839cm" draw:start-shape="id18" draw:end-shape="id22" svg:d="M135092 151003v6731h53351v7105" svg:viewBox="0 0 53352 13837">
          <text:p/>
        </draw:connector>
        <draw:connector draw:style-name="gr16" draw:text-style-name="P5" draw:layer="layout" svg:x1="188.443cm" svg:y1="179.832cm" svg:x2="182.04cm" svg:y2="195.961cm" draw:start-shape="id22" draw:end-shape="id23" svg:d="M188443 179832v8065h-6403v8064" svg:viewBox="0 0 6404 16130">
          <text:p text:style-name="P2"><text:span text:style-name="T1">startet</text:span></text:p>
        </draw:connector>
        <draw:connector draw:style-name="gr16" draw:text-style-name="P5" draw:layer="layout" svg:x1="173.718cm" svg:y1="183.515cm" svg:x2="162.397cm" svg:y2="195.982cm" draw:start-shape="id21" draw:start-glue-point="2" draw:end-shape="id24" svg:d="M173718 183515v6234h-11321v6233" svg:viewBox="0 0 11322 12468">
          <text:p text:style-name="P2"><text:span text:style-name="T1">startet</text:span></text:p>
        </draw:connector>
        <draw:connector draw:style-name="gr17" draw:text-style-name="P5" draw:layer="layout" draw:line-skew="-0.103cm" svg:x1="173.718cm" svg:y1="183.515cm" svg:x2="146.745cm" svg:y2="196.088cm" draw:start-shape="id21" draw:end-shape="id25" svg:d="M173718 183515v6184h-26973v6389" svg:viewBox="0 0 26974 12574">
          <text:p/>
        </draw:connector>
        <draw:connector draw:style-name="gr18" draw:text-style-name="P2" draw:layer="layout" svg:x1="50.57cm" svg:y1="166.052cm" svg:x2="50.549cm" svg:y2="151.511cm" draw:start-shape="id26" draw:end-shape="id6" draw:end-glue-point="2" svg:d="M50570 166052v-7270h-21v-7271" svg:viewBox="0 0 22 14542">
          <text:p text:style-name="P2">startet</text:p>
          <text:p text:style-name="P2"/>
        </draw:connector>
        <draw:connector draw:style-name="gr11" draw:text-style-name="P2" draw:layer="layout" draw:line-skew="-0.152cm" svg:x1="99.575cm" svg:y1="201.725cm" svg:x2="71.691cm" svg:y2="187.452cm" draw:start-shape="id27" draw:start-glue-point="0" draw:end-shape="id9" draw:end-glue-point="2" svg:d="M99575 201725v-7288h-27884v-6985" svg:viewBox="0 0 27885 14274">
          <text:p text:style-name="P2"/>
          <text:p text:style-name="P2"/>
        </draw:connector>
        <draw:connector draw:style-name="gr19" draw:text-style-name="P2" draw:layer="layout" draw:line-skew="6.742cm" svg:x1="80.835cm" svg:y1="214.863cm" svg:x2="8.509cm" svg:y2="219.036cm" draw:start-shape="id14" draw:start-glue-point="2" draw:end-shape="id28" draw:end-glue-point="3" svg:d="M80835 214863v11416h-72326v-7243" svg:viewBox="0 0 72327 11417">
          <text:p text:style-name="P2"/>
          <text:p text:style-name="P2"/>
        </draw:connector>
        <draw:connector draw:style-name="gr20" draw:text-style-name="P2" xml:id="id28" draw:id="id28" draw:layer="layout" draw:line-skew="-26.393cm" svg:x1="26.225cm" svg:y1="152.019cm" svg:x2="8.509cm" svg:y2="219.036cm" draw:start-shape="id11" svg:d="M26225 152019v7366h-17716v59651" svg:viewBox="0 0 17717 67018">
          <text:p text:style-name="P2"/>
          <text:p text:style-name="P2"/>
        </draw:connector>
        <draw:connector draw:style-name="gr21" draw:text-style-name="P2" draw:layer="layout" svg:x1="127.18cm" svg:y1="91.821cm" svg:x2="148.607cm" svg:y2="84.201cm" draw:start-shape="id2" draw:start-glue-point="0" draw:end-shape="id29" draw:end-glue-point="0" svg:d="M127180 91821v-8120h21427v500" svg:viewBox="0 0 21428 8121">
          <text:p text:style-name="P2">Initialisiert</text:p>
          <text:p text:style-name="P2"/>
        </draw:connector>
        <draw:connector draw:style-name="gr22" draw:text-style-name="P2" draw:layer="layout" svg:x1="34.798cm" svg:y1="143.376cm" svg:x2="42.213cm" svg:y2="117.433cm" draw:start-shape="id11" draw:start-glue-point="1" draw:end-shape="id30" draw:end-glue-point="2" svg:d="M34798 143376h7415v-25943" svg:viewBox="0 0 7416 25944">
          <text:p text:style-name="P2"/>
          <text:p text:style-name="P2"/>
        </draw:connector>
        <draw:connector draw:style-name="gr23" draw:text-style-name="P2" xml:id="id30" draw:id="id30" draw:layer="layout" svg:x1="42.213cm" svg:y1="117.433cm" svg:x2="42.21cm" svg:y2="107.964cm" draw:end-shape="id31" svg:d="M42213 117433v-4484h-3v-4985" svg:viewBox="0 0 4 9470">
          <text:p text:style-name="P2">Initialisiert</text:p>
          <text:p text:style-name="P2"/>
        </draw:connector>
        <draw:connector draw:style-name="gr22" draw:text-style-name="P2" draw:layer="layout" draw:line-skew="-0.953cm" svg:x1="68.749cm" svg:y1="141.379cm" svg:x2="60.96cm" svg:y2="130.15cm" draw:start-shape="id10" draw:start-glue-point="3" draw:end-shape="id32" draw:end-glue-point="0" svg:d="M68749 141379h-4847v-11229h-2942" svg:viewBox="0 0 7790 11230">
          <text:p text:style-name="P2"/>
          <text:p text:style-name="P2"/>
        </draw:connector>
        <draw:connector draw:style-name="gr22" draw:text-style-name="P2" xml:id="id32" draw:id="id32" draw:layer="layout" draw:line-skew="2.414cm" svg:x1="58.046cm" svg:y1="142.868cm" svg:x2="42.213cm" svg:y2="117.433cm" draw:start-shape="id6" draw:start-glue-point="1" draw:end-shape="id30" draw:end-glue-point="2" svg:d="M58046 142868h2914v-25435h-18747" svg:viewBox="0 0 18748 25436">
          <text:p text:style-name="P2"/>
          <text:p text:style-name="P2"/>
        </draw:connector>
        <draw:connector draw:style-name="gr22" draw:text-style-name="P2" draw:layer="layout" draw:line-skew="18.866cm" svg:x1="90.692cm" svg:y1="142.099cm" svg:x2="42.213cm" svg:y2="117.433cm" draw:start-shape="id7" draw:end-shape="id30" draw:end-glue-point="2" svg:d="M90692 142099h-5094v-24666h-43385" svg:viewBox="0 0 48480 24667">
          <text:p text:style-name="P2"/>
          <text:p text:style-name="P2"/>
        </draw:connector>
        <draw:connector draw:style-name="gr22" draw:text-style-name="P2" xml:id="id33" draw:id="id33" draw:layer="layout" draw:line-skew="39.101cm" svg:x1="126.167cm" svg:y1="142.748cm" svg:x2="42.213cm" svg:y2="117.433cm" draw:start-shape="id18" draw:start-glue-point="3" draw:end-shape="id30" draw:end-glue-point="2" svg:d="M126167 142748h-2596v-25315h-81358" svg:viewBox="0 0 83955 25316">
          <text:p text:style-name="P2"/>
          <text:p text:style-name="P2"/>
        </draw:connector>
        <draw:connector draw:style-name="gr22" draw:text-style-name="P2" draw:layer="layout" draw:line-skew="3.585cm -8.661cm" svg:x1="146.745cm" svg:y1="209.529cm" svg:x2="123.571cm" svg:y2="130.09cm" draw:start-shape="id25" draw:start-glue-point="2" draw:end-shape="id33" draw:end-glue-point="0" svg:d="M146745 209529v4085h-23174v-83524" svg:viewBox="0 0 23175 83525">
          <text:p text:style-name="P2"/>
          <text:p text:style-name="P2"/>
        </draw:connector>
        <draw:connector draw:style-name="gr22" draw:text-style-name="P2" xml:id="id34" draw:id="id34" draw:layer="layout" draw:line-skew="10.676cm" svg:x1="162.397cm" svg:y1="202.438cm" svg:x2="123.571cm" svg:y2="130.091cm" draw:start-shape="id24" draw:start-glue-point="2" svg:d="M162397 202438v11176h-38826v-83523" svg:viewBox="0 0 38827 83524">
          <text:p text:style-name="P2"/>
          <text:p text:style-name="P2"/>
        </draw:connector>
        <draw:connector draw:style-name="gr22" draw:text-style-name="P2" xml:id="id35" draw:id="id35" draw:layer="layout" draw:line-skew="8.312cm" svg:x1="106.948cm" svg:y1="207.669cm" svg:x2="123.571cm" svg:y2="130.091cm" draw:start-shape="id27" draw:start-glue-point="1" draw:end-shape="id34" draw:end-glue-point="3" svg:d="M106948 207669h16623v-77578" svg:viewBox="0 0 16624 77579">
          <text:p text:style-name="P2"/>
          <text:p text:style-name="P2"/>
        </draw:connector>
        <draw:connector draw:style-name="gr22" draw:text-style-name="P2" draw:layer="layout" draw:line-skew="-7.119cm 9.381cm -0.501cm" svg:x1="89.408cm" svg:y1="208.142cm" svg:x2="123.571cm" svg:y2="168.88cm" draw:start-shape="id14" draw:start-glue-point="1" draw:end-shape="id35" draw:end-glue-point="0" svg:d="M89408 208142h1651v9409h32512v-48671" svg:viewBox="0 0 34164 48672">
          <text:p text:style-name="P2"/>
          <text:p text:style-name="P2"/>
        </draw:connector>
        <draw:connector draw:style-name="gr21" draw:text-style-name="P2" draw:layer="layout" draw:line-skew="-1.27cm" svg:x1="127.18cm" svg:y1="91.821cm" svg:x2="128.46cm" svg:y2="78.105cm" draw:start-shape="id2" draw:start-glue-point="0" draw:end-shape="id36" draw:end-glue-point="2" svg:d="M127180 91821v-8128h1280v-5588" svg:viewBox="0 0 1281 13717">
          <text:p text:style-name="P2"/>
          <text:p text:style-name="P2"/>
        </draw:connector>
        <draw:frame draw:style-name="gr24" draw:text-style-name="P4" draw:layer="layout" svg:width="1.651cm" svg:height="0.962cm" svg:x="26.543cm" svg:y="163.576cm">
          <draw:text-box>
            <text:p>1</text:p>
          </draw:text-box>
        </draw:frame>
        <draw:frame draw:style-name="gr24" draw:text-style-name="P4" draw:layer="layout" svg:width="1.651cm" svg:height="0.962cm" svg:x="24.384cm" svg:y="152.2cm">
          <draw:text-box>
            <text:p>1</text:p>
          </draw:text-box>
        </draw:frame>
        <draw:frame draw:style-name="gr24" draw:text-style-name="P4" draw:layer="layout" svg:width="1.651cm" svg:height="0.962cm" svg:x="78.867cm" svg:y="215.446cm">
          <draw:text-box>
            <text:p>1</text:p>
          </draw:text-box>
        </draw:frame>
        <draw:frame draw:style-name="gr24" draw:text-style-name="P4" draw:layer="layout" svg:width="1.651cm" svg:height="0.962cm" svg:x="58.801cm" svg:y="199.952cm">
          <draw:text-box>
            <text:p>1</text:p>
          </draw:text-box>
        </draw:frame>
        <draw:frame draw:style-name="gr25" draw:text-style-name="P4" draw:layer="layout" svg:width="1.397cm" svg:height="1.016cm" svg:x="69.977cm" svg:y="187.706cm">
          <draw:text-box>
            <text:p>1</text:p>
          </draw:text-box>
        </draw:frame>
        <draw:frame draw:style-name="gr24" draw:text-style-name="P4" draw:layer="layout" svg:width="2.286cm" svg:height="0.962cm" svg:x="81.153cm" svg:y="200.279cm">
          <draw:text-box>
            <text:p>1</text:p>
          </draw:text-box>
        </draw:frame>
        <draw:frame draw:style-name="gr24" draw:text-style-name="P4" draw:layer="layout" svg:width="2.032cm" svg:height="0.962cm" svg:x="99.949cm" svg:y="200.279cm">
          <draw:text-box>
            <text:p>1</text:p>
          </draw:text-box>
        </draw:frame>
        <draw:frame draw:style-name="gr25" draw:text-style-name="P4" draw:layer="layout" svg:width="1.524cm" svg:height="1.016cm" svg:x="147.066cm" svg:y="194.564cm">
          <draw:text-box>
            <text:p>1</text:p>
          </draw:text-box>
        </draw:frame>
        <draw:frame draw:style-name="gr24" draw:text-style-name="P4" draw:layer="layout" svg:width="1.778cm" svg:height="0.962cm" svg:x="162.687cm" svg:y="194.945cm">
          <draw:text-box>
            <text:p>1</text:p>
          </draw:text-box>
        </draw:frame>
        <draw:frame draw:style-name="gr24" draw:text-style-name="P4" draw:layer="layout" svg:width="1.778cm" svg:height="0.962cm" svg:x="182.499cm" svg:y="194.691cm">
          <draw:text-box>
            <text:p>1</text:p>
          </draw:text-box>
        </draw:frame>
        <draw:frame draw:style-name="gr26" draw:text-style-name="P4" draw:layer="layout" svg:width="2.159cm" svg:height="1.27cm" svg:x="173.99cm" svg:y="183.769cm">
          <draw:text-box>
            <text:p>1</text:p>
          </draw:text-box>
        </draw:frame>
        <draw:frame draw:style-name="gr24" draw:text-style-name="P4" draw:layer="layout" svg:width="1.651cm" svg:height="0.962cm" svg:x="188.849cm" svg:y="180.213cm">
          <draw:text-box>
            <text:p>1</text:p>
          </draw:text-box>
        </draw:frame>
        <draw:frame draw:style-name="gr24" draw:text-style-name="P4" draw:layer="layout" svg:width="1.778cm" svg:height="0.962cm" svg:x="174.117cm" svg:y="163.449cm">
          <draw:text-box>
            <text:p>1</text:p>
          </draw:text-box>
        </draw:frame>
        <draw:frame draw:style-name="gr25" draw:text-style-name="P4" draw:layer="layout" svg:width="1.778cm" svg:height="1.016cm" svg:x="188.849cm" svg:y="163.322cm">
          <draw:text-box>
            <text:p>1</text:p>
          </draw:text-box>
        </draw:frame>
        <draw:frame draw:style-name="gr24" draw:text-style-name="P4" draw:layer="layout" svg:width="1.651cm" svg:height="0.962cm" svg:x="157.988cm" svg:y="163.703cm">
          <draw:text-box>
            <text:p>1</text:p>
          </draw:text-box>
        </draw:frame>
        <draw:frame draw:style-name="gr24" draw:text-style-name="P4" draw:layer="layout" svg:width="1.651cm" svg:height="0.962cm" svg:x="138.938cm" svg:y="163.195cm">
          <draw:text-box>
            <text:p>1</text:p>
          </draw:text-box>
        </draw:frame>
        <draw:frame draw:style-name="gr27" draw:text-style-name="P4" draw:layer="layout" svg:width="2.159cm" svg:height="1.143cm" svg:x="135.255cm" svg:y="151.13cm">
          <draw:text-box>
            <text:p>1</text:p>
          </draw:text-box>
        </draw:frame>
        <draw:frame draw:style-name="gr27" draw:text-style-name="P4" draw:layer="layout" svg:width="1.905cm" svg:height="1.143cm" svg:x="135.509cm" svg:y="132.842cm">
          <draw:text-box>
            <text:p>1</text:p>
          </draw:text-box>
        </draw:frame>
        <draw:frame draw:style-name="gr24" draw:text-style-name="P4" draw:layer="layout" svg:width="2.286cm" svg:height="0.962cm" svg:x="115.57cm" svg:y="133.223cm">
          <draw:text-box>
            <text:p>1</text:p>
          </draw:text-box>
        </draw:frame>
        <draw:frame draw:style-name="gr24" draw:text-style-name="P4" draw:layer="layout" svg:width="2.286cm" svg:height="0.962cm" svg:x="153.162cm" svg:y="104.013cm">
          <draw:text-box>
            <text:p>1</text:p>
          </draw:text-box>
        </draw:frame>
        <draw:frame draw:style-name="gr25" draw:text-style-name="P4" draw:layer="layout" svg:width="2.413cm" svg:height="1.016cm" svg:x="127.508cm" svg:y="101.727cm">
          <draw:text-box>
            <text:p>1</text:p>
          </draw:text-box>
        </draw:frame>
        <draw:frame draw:style-name="gr24" draw:text-style-name="P4" xml:id="id90" draw:id="id90" draw:layer="layout" svg:width="2.032cm" svg:height="0.962cm" svg:x="127.254cm" svg:y="90.678cm">
          <draw:text-box>
            <text:p>1</text:p>
          </draw:text-box>
        </draw:frame>
        <draw:frame draw:style-name="gr24" draw:text-style-name="P4" draw:layer="layout" svg:width="1.524cm" svg:height="0.962cm" svg:x="128.905cm" svg:y="78.613cm">
          <draw:text-box>
            <text:p>1</text:p>
          </draw:text-box>
        </draw:frame>
        <draw:frame draw:style-name="gr24" draw:text-style-name="P4" draw:layer="layout" svg:width="1.905cm" svg:height="0.962cm" svg:x="148.209cm" svg:y="82.931cm">
          <draw:text-box>
            <text:p>1</text:p>
          </draw:text-box>
        </draw:frame>
        <draw:frame draw:style-name="gr24" draw:text-style-name="P4" draw:layer="layout" svg:width="1.27cm" svg:height="0.962cm" svg:x="119.38cm" svg:y="95.504cm">
          <draw:text-box>
            <text:p>1</text:p>
          </draw:text-box>
        </draw:frame>
        <draw:frame draw:style-name="gr25" draw:text-style-name="P4" draw:layer="layout" svg:width="1.524cm" svg:height="1.016cm" svg:x="102.362cm" svg:y="86.741cm">
          <draw:text-box>
            <text:p>1</text:p>
          </draw:text-box>
        </draw:frame>
        <draw:frame draw:style-name="gr24" draw:text-style-name="P4" draw:layer="layout" svg:width="1.651cm" svg:height="0.962cm" svg:x="103.759cm" svg:y="103.632cm">
          <draw:text-box>
            <text:p>1</text:p>
          </draw:text-box>
        </draw:frame>
        <draw:frame draw:style-name="gr26" draw:text-style-name="P4" draw:layer="layout" svg:width="2.159cm" svg:height="1.27cm" svg:x="98.679cm" svg:y="111.887cm">
          <draw:text-box>
            <text:p>1</text:p>
          </draw:text-box>
        </draw:frame>
        <draw:frame draw:style-name="gr27" draw:text-style-name="P4" draw:layer="layout" svg:width="2.032cm" svg:height="1.143cm" svg:x="98.933cm" svg:y="132.842cm">
          <draw:text-box>
            <text:p>1</text:p>
          </draw:text-box>
        </draw:frame>
        <draw:frame draw:style-name="gr25" draw:text-style-name="P4" draw:layer="layout" svg:width="1.524cm" svg:height="1.016cm" svg:x="98.679cm" svg:y="163.703cm">
          <draw:text-box>
            <text:p>1</text:p>
          </draw:text-box>
        </draw:frame>
        <draw:frame draw:style-name="gr24" draw:text-style-name="P4" draw:layer="layout" svg:width="1.524cm" svg:height="0.962cm" svg:x="72.136cm" svg:y="163.449cm">
          <draw:text-box>
            <text:p>1</text:p>
          </draw:text-box>
        </draw:frame>
        <draw:frame draw:style-name="gr24" draw:text-style-name="P4" draw:layer="layout" svg:width="2.54cm" svg:height="0.962cm" svg:x="50.673cm" svg:y="164.719cm">
          <draw:text-box>
            <text:p><text:s/>1</text:p>
          </draw:text-box>
        </draw:frame>
        <draw:frame draw:style-name="gr26" draw:text-style-name="P4" draw:layer="layout" svg:width="2.159cm" svg:height="1.27cm" svg:x="51.308cm" svg:y="132.334cm">
          <draw:text-box>
            <text:p>1</text:p>
          </draw:text-box>
        </draw:frame>
        <draw:frame draw:style-name="gr28" draw:text-style-name="P4" draw:layer="layout" svg:width="2.286cm" svg:height="1.397cm" svg:x="75.946cm" svg:y="132.842cm">
          <draw:text-box>
            <text:p>1</text:p>
          </draw:text-box>
        </draw:frame>
        <draw:frame draw:style-name="gr26" draw:text-style-name="P4" draw:layer="layout" svg:width="2.286cm" svg:height="1.27cm" svg:x="26.67cm" svg:y="132.969cm">
          <draw:text-box>
            <text:p>1</text:p>
          </draw:text-box>
        </draw:frame>
        <draw:frame draw:style-name="gr29" draw:text-style-name="P1" xml:id="id52" draw:id="id52" draw:layer="layout" svg:width="13.653cm" svg:height="12.665cm" svg:x="188.912cm" svg:y="249.59cm">
          <draw:image xlink:href="Pictures/10000000000001830000016707A415D5C78D8502.png" xlink:type="simple" xlink:show="embed" xlink:actuate="onLoad">
            <text:p>d</text:p>
          </draw:image>
        </draw:frame>
        <draw:frame draw:style-name="gr1" draw:text-style-name="P1" xml:id="id42" draw:id="id42" draw:layer="layout" svg:width="15.367cm" svg:height="8.043cm" svg:x="260.167cm" svg:y="249.555cm">
          <draw:image xlink:href="Pictures/100000000000019B000000E4BF4A09307E422867.png" xlink:type="simple" xlink:show="embed" xlink:actuate="onLoad">
            <text:p/>
          </draw:image>
        </draw:frame>
        <draw:frame draw:style-name="gr1" draw:text-style-name="P1" xml:id="id40" draw:id="id40" draw:layer="layout" svg:width="15.84cm" svg:height="16.581cm" svg:x="217.53cm" svg:y="254.127cm">
          <draw:image xlink:href="Pictures/10000000000001C1000001D6C4326DA9088317BB.png" xlink:type="simple" xlink:show="embed" xlink:actuate="onLoad">
            <text:p/>
          </draw:image>
        </draw:frame>
        <draw:frame draw:style-name="gr1" draw:text-style-name="P1" xml:id="id43" draw:id="id43" draw:layer="layout" svg:width="13.617cm" svg:height="12.7cm" svg:x="209.339cm" svg:y="225.933cm">
          <draw:image xlink:href="Pictures/10000000000001820000016898A7C0CC43E9E3E8.png" xlink:type="simple" xlink:show="embed" xlink:actuate="onLoad">
            <text:p/>
          </draw:image>
        </draw:frame>
        <draw:frame draw:style-name="gr1" draw:text-style-name="P1" xml:id="id37" draw:id="id37" draw:layer="layout" svg:width="24.377cm" svg:height="24.271cm" svg:x="131.777cm" svg:y="272.655cm">
          <draw:image xlink:href="Pictures/10000000000002B3000002B04E509EF076B0418D.png" xlink:type="simple" xlink:show="embed" xlink:actuate="onLoad">
            <text:p/>
          </draw:image>
        </draw:frame>
        <draw:frame draw:style-name="gr1" draw:text-style-name="P1" xml:id="id45" draw:id="id45" draw:layer="layout" svg:width="13.194cm" svg:height="10.372cm" svg:x="245.251cm" svg:y="253.111cm">
          <draw:image xlink:href="Pictures/10000000000001760000012684E46898332D4FEB.png" xlink:type="simple" xlink:show="embed" xlink:actuate="onLoad">
            <text:p/>
          </draw:image>
        </draw:frame>
        <draw:frame draw:style-name="gr1" draw:text-style-name="P1" xml:id="id48" draw:id="id48" draw:layer="layout" svg:width="16.439cm" svg:height="10.336cm" svg:x="278.201cm" svg:y="250.19cm">
          <draw:image xlink:href="Pictures/10000000000001D20000012568E609CBBD466A86.png" xlink:type="simple" xlink:show="embed" xlink:actuate="onLoad">
            <text:p/>
          </draw:image>
        </draw:frame>
        <draw:frame draw:style-name="gr1" draw:text-style-name="P1" xml:id="id41" draw:id="id41" draw:layer="layout" svg:width="17.427cm" svg:height="11.148cm" svg:x="187.523cm" svg:y="226.977cm">
          <draw:image xlink:href="Pictures/10000000000001EE0000013C6CB65F0B1E13A111.png" xlink:type="simple" xlink:show="embed" xlink:actuate="onLoad">
            <text:p/>
          </draw:image>
        </draw:frame>
        <draw:frame draw:style-name="gr1" draw:text-style-name="P1" xml:id="id66" draw:id="id66" draw:layer="layout" svg:width="16.051cm" svg:height="4.833cm" svg:x="271.597cm" svg:y="223.005cm">
          <draw:image xlink:href="Pictures/10000000000001C700000089BF62ED25F85975BC.png" xlink:type="simple" xlink:show="embed" xlink:actuate="onLoad">
            <text:p/>
          </draw:image>
        </draw:frame>
        <draw:frame draw:style-name="gr1" draw:text-style-name="P1" xml:id="id51" draw:id="id51" draw:layer="layout" svg:width="10.195cm" svg:height="6.456cm" svg:x="203.8cm" svg:y="254.508cm">
          <draw:image xlink:href="Pictures/1000000000000121000000B72F61957143F5A58E.png" xlink:type="simple" xlink:show="embed" xlink:actuate="onLoad">
            <text:p/>
          </draw:image>
        </draw:frame>
        <draw:frame draw:style-name="gr1" draw:text-style-name="P1" xml:id="id38" draw:id="id38" draw:layer="layout" svg:width="24.377cm" svg:height="37.5cm" svg:x="163.075cm" svg:y="260.096cm">
          <draw:image xlink:href="Pictures/10000000000002B300000427B0D42547306754C4.png" xlink:type="simple" xlink:show="embed" xlink:actuate="onLoad">
            <text:p/>
          </draw:image>
        </draw:frame>
        <draw:frame draw:style-name="gr1" draw:text-style-name="P1" xml:id="id55" draw:id="id55" draw:layer="layout" svg:width="12.559cm" svg:height="16.581cm" svg:x="165.566cm" svg:y="229.489cm">
          <draw:image xlink:href="Pictures/1000000000000164000001D6F65B57196F1A1F4B.png" xlink:type="simple" xlink:show="embed" xlink:actuate="onLoad">
            <text:p/>
          </draw:image>
        </draw:frame>
        <draw:frame draw:style-name="gr1" draw:text-style-name="P1" xml:id="id54" draw:id="id54" draw:layer="layout" svg:width="12.1cm" svg:height="7.232cm" svg:x="155.646cm" svg:y="248.673cm">
          <draw:image xlink:href="Pictures/1000000000000157000000CD510C58D8E7D4F01C.png" xlink:type="simple" xlink:show="embed" xlink:actuate="onLoad">
            <text:p/>
          </draw:image>
        </draw:frame>
        <draw:frame draw:style-name="gr1" draw:text-style-name="P1" xml:id="id49" draw:id="id49" draw:layer="layout" svg:width="7.902cm" svg:height="7.232cm" svg:x="245.534cm" svg:y="222.885cm">
          <draw:image xlink:href="Pictures/10000000000000E0000000CD2D630FD0880980E5.png" xlink:type="simple" xlink:show="embed" xlink:actuate="onLoad">
            <text:p/>
          </draw:image>
        </draw:frame>
        <draw:frame draw:style-name="gr1" draw:text-style-name="P1" xml:id="id44" draw:id="id44" draw:layer="layout" svg:width="11.007cm" svg:height="11.924cm" svg:x="228.544cm" svg:y="219.47cm">
          <draw:image xlink:href="Pictures/100000000000013800000152A9F8AC6A3CD03989.png" xlink:type="simple" xlink:show="embed" xlink:actuate="onLoad">
            <text:p/>
          </draw:image>
        </draw:frame>
        <draw:frame draw:style-name="gr1" draw:text-style-name="P1" xml:id="id57" draw:id="id57" draw:layer="layout" svg:width="18.768cm" svg:height="7.197cm" svg:x="216.987cm" svg:y="182.668cm">
          <draw:image xlink:href="Pictures/1000000000000214000000CCC392EF320D974648.png" xlink:type="simple" xlink:show="embed" xlink:actuate="onLoad">
            <text:p/>
          </draw:image>
        </draw:frame>
        <draw:frame draw:style-name="gr1" draw:text-style-name="P1" xml:id="id61" draw:id="id61" draw:layer="layout" svg:width="16.193cm" svg:height="2.505cm" svg:x="218.828cm" svg:y="200.187cm">
          <draw:image xlink:href="Pictures/10000000000001CB00000047B11924223250994B.png" xlink:type="simple" xlink:show="embed" xlink:actuate="onLoad">
            <text:p/>
          </draw:image>
        </draw:frame>
        <draw:frame draw:style-name="gr1" draw:text-style-name="P1" xml:id="id59" draw:id="id59" draw:layer="layout" svg:width="12.665cm" svg:height="1.556cm" svg:x="228.96cm" svg:y="194.405cm">
          <draw:image xlink:href="Pictures/10000000000001670000003177B0D22298C6A439.png" xlink:type="simple" xlink:show="embed" xlink:actuate="onLoad">
            <text:p/>
          </draw:image>
        </draw:frame>
        <draw:frame draw:style-name="gr1" draw:text-style-name="P1" xml:id="id62" draw:id="id62" draw:layer="layout" svg:width="4.939cm" svg:height="2.286cm" svg:x="224.24cm" svg:y="170.688cm">
          <draw:image xlink:href="Pictures/100000000000008C0000005DE15185102FAAC096.png" xlink:type="simple" xlink:show="embed" xlink:actuate="onLoad">
            <text:p/>
          </draw:image>
        </draw:frame>
        <draw:frame draw:style-name="gr1" draw:text-style-name="P1" xml:id="id58" draw:id="id58" draw:layer="layout" svg:width="12.665cm" svg:height="1.729cm" svg:x="215.962cm" svg:y="194.359cm">
          <draw:image xlink:href="Pictures/1000000000000167000000313D8695E476F56232.png" xlink:type="simple" xlink:show="embed" xlink:actuate="onLoad">
            <text:p/>
          </draw:image>
        </draw:frame>
        <draw:frame draw:style-name="gr1" draw:text-style-name="P1" xml:id="id60" draw:id="id60" draw:layer="layout" svg:width="12.665cm" svg:height="1.729cm" svg:x="202.163cm" svg:y="184.58cm">
          <draw:image xlink:href="Pictures/100000000000016700000031E69A42FB142814E4.png" xlink:type="simple" xlink:show="embed" xlink:actuate="onLoad">
            <text:p/>
          </draw:image>
        </draw:frame>
        <draw:frame draw:style-name="gr1" draw:text-style-name="P1" xml:id="id56" draw:id="id56" draw:layer="layout" svg:width="12.665cm" svg:height="1.39cm" svg:x="219.908cm" svg:y="174.632cm">
          <draw:image xlink:href="Pictures/1000000000000167000000319C00E53EF46D9280.png" xlink:type="simple" xlink:show="embed" xlink:actuate="onLoad">
            <text:p/>
          </draw:image>
        </draw:frame>
        <draw:frame draw:style-name="gr1" draw:text-style-name="P1" xml:id="id50" draw:id="id50" draw:layer="layout" svg:width="5.327cm" svg:height="3.838cm" svg:x="245.816cm" svg:y="268.069cm">
          <draw:image xlink:href="Pictures/10000000000000970000007444D20E70E0CD8AD8.png" xlink:type="simple" xlink:show="embed" xlink:actuate="onLoad">
            <text:p/>
          </draw:image>
        </draw:frame>
        <draw:frame draw:style-name="gr1" draw:text-style-name="P1" xml:id="id53" draw:id="id53" draw:layer="layout" svg:width="8.763cm" svg:height="4.868cm" svg:x="142.819cm" svg:y="248.793cm">
          <draw:image xlink:href="Pictures/10000000000000DD0000008A950D78594533635A.png" xlink:type="simple" xlink:show="embed" xlink:actuate="onLoad">
            <text:p/>
          </draw:image>
        </draw:frame>
        <draw:frame draw:style-name="gr1" draw:text-style-name="P1" xml:id="id65" draw:id="id65" draw:layer="layout" svg:width="12.1cm" svg:height="4.572cm" svg:x="257.465cm" svg:y="223.266cm">
          <draw:image xlink:href="Pictures/1000000000000157000000894017FF8B233A5620.png" xlink:type="simple" xlink:show="embed" xlink:actuate="onLoad">
            <text:p/>
          </draw:image>
        </draw:frame>
        <draw:frame draw:style-name="gr1" draw:text-style-name="P1" xml:id="id39" draw:id="id39" draw:layer="layout" svg:width="6.703cm" svg:height="1.524cm" svg:x="252.956cm" svg:y="210.058cm">
          <draw:image xlink:href="Pictures/10000000000000BE00000031EB28114CDD31BB8E.png" xlink:type="simple" xlink:show="embed" xlink:actuate="onLoad">
            <text:p/>
          </draw:image>
        </draw:frame>
        <draw:frame draw:style-name="gr1" draw:text-style-name="P1" xml:id="id47" draw:id="id47" draw:layer="layout" svg:width="5.68cm" svg:height="3.316cm" svg:x="263.885cm" svg:y="259.715cm">
          <draw:image xlink:href="Pictures/10000000000000A10000005E4ED13C3FF1556629.png" xlink:type="simple" xlink:show="embed" xlink:actuate="onLoad">
            <text:p/>
          </draw:image>
        </draw:frame>
        <draw:frame draw:style-name="gr1" draw:text-style-name="P1" xml:id="id46" draw:id="id46" draw:layer="layout" svg:width="11.43cm" svg:height="6.456cm" svg:x="260.802cm" svg:y="265.684cm">
          <draw:image xlink:href="Pictures/1000000000000144000000B7FC7D17889708F616.png" xlink:type="simple" xlink:show="embed" xlink:actuate="onLoad">
            <text:p/>
          </draw:image>
        </draw:frame>
        <draw:frame draw:style-name="gr1" draw:text-style-name="P1" xml:id="id63" draw:id="id63" draw:layer="layout" svg:width="9.278cm" svg:height="1.729cm" svg:x="231.839cm" svg:y="206.629cm">
          <draw:image xlink:href="Pictures/1000000000000107000000311B763BE89BE92259.png" xlink:type="simple" xlink:show="embed" xlink:actuate="onLoad">
            <text:p/>
          </draw:image>
        </draw:frame>
        <draw:frame draw:style-name="gr1" draw:text-style-name="P1" xml:id="id64" draw:id="id64" draw:layer="layout" svg:width="8.361cm" svg:height="1.729cm" svg:x="242.535cm" svg:y="206.756cm">
          <draw:image xlink:href="Pictures/10000000000000ED00000031B27A5CBF2AE342F1.png" xlink:type="simple" xlink:show="embed" xlink:actuate="onLoad">
            <text:p/>
          </draw:image>
        </draw:frame>
        <draw:connector draw:style-name="gr30" draw:text-style-name="P2" draw:layer="layout" svg:x1="143.965cm" svg:y1="296.926cm" svg:x2="175.263cm" svg:y2="260.096cm" draw:start-shape="id37" draw:start-glue-point="2" draw:end-shape="id38" draw:end-glue-point="0" svg:d="M143965 296926v500h15650v-37830h15648v500" svg:viewBox="0 0 31299 37831">
          <text:p/>
        </draw:connector>
        <draw:connector draw:style-name="gr31" draw:text-style-name="P2" draw:layer="layout" svg:x1="256.307cm" svg:y1="211.582cm" svg:x2="225.45cm" svg:y2="254.127cm" draw:start-shape="id39" draw:start-glue-point="2" draw:end-shape="id40" svg:d="M256307 211582v21273h-30857v21272" svg:viewBox="0 0 30858 42546">
          <text:p/>
        </draw:connector>
        <draw:connector draw:style-name="gr30" draw:text-style-name="P2" draw:layer="layout" svg:x1="256.307cm" svg:y1="211.582cm" svg:x2="196.236cm" svg:y2="226.977cm" draw:start-shape="id39" draw:start-glue-point="2" draw:end-shape="id41" draw:end-glue-point="0" svg:d="M256307 211582v7698h-60071v7697" svg:viewBox="0 0 60072 15396">
          <text:p/>
        </draw:connector>
        <draw:connector draw:style-name="gr30" draw:text-style-name="P2" draw:layer="layout" svg:x1="256.307cm" svg:y1="211.582cm" svg:x2="267.85cm" svg:y2="249.555cm" draw:start-shape="id39" draw:start-glue-point="2" draw:end-shape="id42" svg:d="M256307 211582v18987h11543v18986" svg:viewBox="0 0 11544 37974">
          <text:p/>
        </draw:connector>
        <draw:connector draw:style-name="gr30" draw:text-style-name="P2" draw:layer="layout" svg:x1="216.147cm" svg:y1="225.933cm" svg:x2="256.307cm" svg:y2="211.582cm" draw:start-shape="id43" draw:start-glue-point="0" draw:end-shape="id39" draw:end-glue-point="2" svg:d="M216147 225933v-7175h40160v-7176" svg:viewBox="0 0 40161 14352">
          <text:p/>
        </draw:connector>
        <draw:connector draw:style-name="gr30" draw:text-style-name="P2" draw:layer="layout" svg:x1="234.047cm" svg:y1="219.47cm" svg:x2="256.307cm" svg:y2="211.582cm" draw:start-shape="id44" draw:start-glue-point="0" draw:end-shape="id39" svg:d="M234047 219470v-3944h22260v-3944" svg:viewBox="0 0 22261 7889">
          <text:p/>
        </draw:connector>
        <draw:connector draw:style-name="gr32" draw:text-style-name="P2" draw:layer="layout" svg:x1="260.167cm" svg:y1="253.576cm" svg:x2="258.445cm" svg:y2="258.297cm" draw:start-shape="id42" draw:start-glue-point="3" draw:end-shape="id45" svg:d="M260167 253576h-861v4721h-861" svg:viewBox="0 0 1723 4722">
          <text:p/>
        </draw:connector>
        <draw:connector draw:style-name="gr33" draw:text-style-name="P2" draw:layer="layout" svg:x1="258.445cm" svg:y1="258.297cm" svg:x2="260.802cm" svg:y2="268.912cm" draw:start-shape="id45" draw:start-glue-point="1" draw:end-shape="id46" draw:end-glue-point="3" svg:d="M258445 258297h1179v10615h1178" svg:viewBox="0 0 2358 10616">
          <text:p/>
        </draw:connector>
        <draw:connector draw:style-name="gr3" draw:text-style-name="P2" draw:layer="layout" svg:x1="267.85cm" svg:y1="257.598cm" svg:x2="266.725cm" svg:y2="259.715cm" draw:start-shape="id42" draw:start-glue-point="2" draw:end-shape="id47" draw:end-glue-point="0" svg:d="M267850 257598v1059h-1125v1058" svg:viewBox="0 0 1126 2118">
          <text:p/>
        </draw:connector>
        <draw:connector draw:style-name="gr3" draw:text-style-name="P2" draw:layer="layout" svg:x1="266.725cm" svg:y1="263.031cm" svg:x2="266.517cm" svg:y2="265.684cm" draw:start-shape="id47" draw:start-glue-point="2" draw:end-shape="id46" draw:end-glue-point="0" svg:d="M266725 263031v1327h-208v1326" svg:viewBox="0 0 209 2654">
          <text:p/>
        </draw:connector>
        <draw:connector draw:style-name="gr33" draw:text-style-name="P2" draw:layer="layout" svg:x1="275.534cm" svg:y1="253.576cm" svg:x2="278.201cm" svg:y2="255.358cm" draw:start-shape="id42" draw:start-glue-point="1" draw:end-shape="id48" draw:end-glue-point="3" svg:d="M275534 253576h1334v1782h1333" svg:viewBox="0 0 2668 1783">
          <text:p/>
        </draw:connector>
        <draw:connector draw:style-name="gr32" draw:text-style-name="P2" draw:layer="layout" svg:x1="245.251cm" svg:y1="258.297cm" svg:x2="233.37cm" svg:y2="262.417cm" draw:start-shape="id45" draw:start-glue-point="3" draw:end-shape="id40" svg:d="M245251 258297h-5940v4120h-5941" svg:viewBox="0 0 11882 4121">
          <text:p/>
        </draw:connector>
        <draw:connector draw:style-name="gr34" draw:text-style-name="P2" draw:layer="layout" svg:x1="222.956cm" svg:y1="232.283cm" svg:x2="225.45cm" svg:y2="254.127cm" draw:start-shape="id43" draw:start-glue-point="1" draw:end-shape="id40" svg:d="M222956 232283h2494v21844" svg:viewBox="0 0 2495 21845">
          <text:p/>
        </draw:connector>
        <draw:connector draw:style-name="gr32" draw:text-style-name="P2" draw:layer="layout" svg:x1="245.534cm" svg:y1="226.501cm" svg:x2="239.551cm" svg:y2="225.432cm" draw:start-shape="id49" draw:start-glue-point="3" draw:end-shape="id44" svg:d="M245534 226501h-2991v-1069h-2992" svg:viewBox="0 0 5984 1070">
          <text:p/>
        </draw:connector>
        <draw:connector draw:style-name="gr32" draw:text-style-name="P2" draw:layer="layout" svg:x1="228.544cm" svg:y1="225.432cm" svg:x2="222.956cm" svg:y2="232.283cm" draw:start-shape="id44" draw:start-glue-point="3" draw:end-shape="id43" svg:d="M228544 225432h-2794v6851h-2794" svg:viewBox="0 0 5589 6852">
          <text:p/>
        </draw:connector>
        <draw:connector draw:style-name="gr3" draw:text-style-name="P2" draw:layer="layout" svg:x1="225.45cm" svg:y1="270.708cm" svg:x2="245.816cm" svg:y2="269.988cm" draw:start-shape="id40" draw:start-glue-point="2" draw:end-shape="id50" draw:end-glue-point="3" svg:d="M225450 270708v500h14143v-1220h6223" svg:viewBox="0 0 20367 1221">
          <text:p/>
        </draw:connector>
        <draw:connector draw:style-name="gr35" draw:text-style-name="P2" draw:layer="layout" svg:x1="213.995cm" svg:y1="257.736cm" svg:x2="217.53cm" svg:y2="262.417cm" draw:start-shape="id51" draw:start-glue-point="1" draw:end-shape="id40" svg:d="M213995 257736h1768v4681h1767" svg:viewBox="0 0 3536 4682">
          <text:p/>
        </draw:connector>
        <draw:connector draw:style-name="gr3" draw:text-style-name="P2" draw:layer="layout" svg:x1="196.236cm" svg:y1="238.125cm" svg:x2="208.897cm" svg:y2="254.508cm" draw:start-shape="id41" draw:start-glue-point="2" draw:end-shape="id51" svg:d="M196236 238125v8192h12661v8191" svg:viewBox="0 0 12662 16384">
          <text:p/>
        </draw:connector>
        <draw:connector draw:style-name="gr35" draw:text-style-name="P2" draw:layer="layout" svg:x1="209.339cm" svg:y1="232.283cm" svg:x2="204.95cm" svg:y2="232.551cm" draw:start-shape="id43" draw:start-glue-point="3" draw:end-shape="id41" svg:d="M209339 232283h-2194v268h-2195" svg:viewBox="0 0 4390 269">
          <text:p/>
        </draw:connector>
        <draw:connector draw:style-name="gr35" draw:text-style-name="P2" draw:layer="layout" svg:x1="195.738cm" svg:y1="249.59cm" svg:x2="196.236cm" svg:y2="238.125cm" draw:start-shape="id52" draw:end-shape="id41" svg:d="M195738 249590v-5732h498v-5733" svg:viewBox="0 0 499 11466">
          <text:p/>
        </draw:connector>
        <draw:connector draw:style-name="gr3" draw:text-style-name="P2" draw:layer="layout" svg:x1="142.819cm" svg:y1="251.227cm" svg:x2="161.696cm" svg:y2="255.905cm" draw:start-shape="id53" draw:start-glue-point="3" draw:end-shape="id54" draw:end-glue-point="2" svg:d="M142819 251227h-500v5178h19377v-500" svg:viewBox="0 0 19378 5179">
          <text:p/>
        </draw:connector>
        <draw:connector draw:style-name="gr3" draw:text-style-name="P2" draw:layer="layout" svg:x1="167.746cm" svg:y1="252.289cm" svg:x2="175.263cm" svg:y2="260.096cm" draw:start-shape="id54" draw:start-glue-point="1" draw:end-shape="id38" draw:end-glue-point="0" svg:d="M167746 252289h7517v7807" svg:viewBox="0 0 7518 7808">
          <text:p/>
        </draw:connector>
        <draw:connector draw:style-name="gr3" draw:text-style-name="P2" draw:layer="layout" svg:x1="167.746cm" svg:y1="252.289cm" svg:x2="171.845cm" svg:y2="246.07cm" draw:start-shape="id54" draw:start-glue-point="1" draw:end-shape="id55" draw:end-glue-point="2" svg:d="M167746 252289h4099v-6219" svg:viewBox="0 0 4100 6220">
          <text:p/>
        </draw:connector>
        <draw:connector draw:style-name="gr36" draw:text-style-name="P2" draw:layer="layout" svg:x1="187.523cm" svg:y1="232.551cm" svg:x2="187.452cm" svg:y2="278.846cm" draw:start-shape="id41" draw:start-glue-point="3" draw:end-shape="id38" draw:end-glue-point="1" svg:d="M187523 232551h-500v16560h929v29735h-500" svg:viewBox="0 0 930 46296">
          <text:p/>
        </draw:connector>
        <draw:connector draw:style-name="gr36" draw:text-style-name="P2" draw:layer="layout" svg:x1="195.738cm" svg:y1="262.255cm" svg:x2="187.452cm" svg:y2="278.846cm" draw:start-shape="id52" draw:start-glue-point="2" draw:end-shape="id38" draw:end-glue-point="1" svg:d="M195738 262255v16591h-8286" svg:viewBox="0 0 8287 16592">
          <text:p/>
        </draw:connector>
        <draw:connector draw:style-name="gr37" draw:text-style-name="P2" draw:layer="layout" svg:x1="187.452cm" svg:y1="278.846cm" svg:x2="225.45cm" svg:y2="270.708cm" draw:start-shape="id38" draw:start-glue-point="1" draw:end-shape="id40" draw:end-glue-point="2" svg:d="M187452 278846h37998v-8138" svg:viewBox="0 0 37999 8139">
          <text:p/>
        </draw:connector>
        <draw:connector draw:style-name="gr38" draw:text-style-name="P2" draw:layer="layout" svg:x1="234.047cm" svg:y1="231.394cm" svg:x2="187.452cm" svg:y2="278.846cm" draw:start-shape="id44" draw:start-glue-point="2" draw:end-shape="id38" draw:end-glue-point="1" svg:d="M234047 231394v47452h-46595" svg:viewBox="0 0 46596 47453">
          <text:p/>
        </draw:connector>
        <draw:connector draw:style-name="gr36" draw:text-style-name="P2" draw:layer="layout" svg:x1="216.147cm" svg:y1="238.633cm" svg:x2="187.452cm" svg:y2="278.846cm" draw:start-shape="id43" draw:start-glue-point="2" draw:end-shape="id38" draw:end-glue-point="1" svg:d="M216147 238633v40213h-28695" svg:viewBox="0 0 28696 40214">
          <text:p/>
        </draw:connector>
        <draw:connector draw:style-name="gr30" draw:text-style-name="P2" draw:layer="layout" svg:x1="226.24cm" svg:y1="176.022cm" svg:x2="226.371cm" svg:y2="182.668cm" draw:start-shape="id56" draw:start-glue-point="2" draw:end-shape="id57" draw:end-glue-point="0" svg:d="M226240 176022v3323h131v3323" svg:viewBox="0 0 132 6647">
          <text:p/>
        </draw:connector>
        <draw:connector draw:style-name="gr39" draw:text-style-name="P2" draw:layer="layout" svg:x1="222.294cm" svg:y1="194.359cm" svg:x2="226.371cm" svg:y2="189.865cm" draw:start-shape="id58" draw:end-shape="id57" svg:d="M222294 194359v-2247h4077v-2247" svg:viewBox="0 0 4078 4495">
          <text:p/>
        </draw:connector>
        <draw:connector draw:style-name="gr39" draw:text-style-name="P2" draw:layer="layout" svg:x1="235.292cm" svg:y1="194.405cm" svg:x2="226.371cm" svg:y2="189.865cm" draw:start-shape="id59" draw:end-shape="id57" svg:d="M235292 194405v-2270h-8921v-2270" svg:viewBox="0 0 8922 4541">
          <text:p/>
        </draw:connector>
        <draw:connector draw:style-name="gr30" draw:text-style-name="P2" draw:layer="layout" svg:x1="226.191cm" svg:y1="176.023cm" svg:x2="208.495cm" svg:y2="184.58cm" draw:end-shape="id60" draw:end-glue-point="0" svg:d="M226191 176023v4029h-17696v4528" svg:viewBox="0 0 17697 8558">
          <text:p/>
        </draw:connector>
        <draw:connector draw:style-name="gr40" draw:text-style-name="P2" draw:layer="layout" svg:x1="226.924cm" svg:y1="200.187cm" svg:x2="235.292cm" svg:y2="195.961cm" draw:start-shape="id61" draw:start-glue-point="0" draw:end-shape="id59" draw:end-glue-point="2" svg:d="M226924 200187v-2113h8368v-2113" svg:viewBox="0 0 8369 4227">
          <text:p/>
        </draw:connector>
        <draw:connector draw:style-name="gr40" draw:text-style-name="P2" draw:layer="layout" svg:x1="226.974cm" svg:y1="200.188cm" svg:x2="222.294cm" svg:y2="196.088cm" draw:end-shape="id58" svg:d="M226974 200188v-1800h-4680v-2300" svg:viewBox="0 0 4681 4101">
          <text:p/>
        </draw:connector>
        <draw:connector draw:style-name="gr30" draw:text-style-name="P2" draw:layer="layout" svg:x1="226.24cm" svg:y1="174.632cm" svg:x2="226.709cm" svg:y2="172.974cm" draw:start-shape="id56" draw:start-glue-point="0" draw:end-shape="id62" draw:end-glue-point="2" svg:d="M226240 174632v-829h469v-829" svg:viewBox="0 0 470 1659">
          <text:p/>
        </draw:connector>
        <draw:connector draw:style-name="gr30" draw:text-style-name="P2" draw:layer="layout" svg:x1="249.485cm" svg:y1="222.885cm" svg:x2="236.478cm" svg:y2="208.358cm" draw:start-shape="id49" draw:end-shape="id63" draw:end-glue-point="2" svg:d="M249485 222885v-7263h-13007v-7264" svg:viewBox="0 0 13008 14528">
          <text:p/>
        </draw:connector>
        <draw:connector draw:style-name="gr30" draw:text-style-name="P2" draw:layer="layout" svg:x1="249.535cm" svg:y1="222.885cm" svg:x2="246.715cm" svg:y2="208.485cm" draw:end-shape="id64" svg:d="M249535 222885v-6950h-2820v-7450" svg:viewBox="0 0 2821 14401">
          <text:p/>
        </draw:connector>
        <draw:connector draw:style-name="gr30" draw:text-style-name="P2" draw:layer="layout" svg:x1="267.85cm" svg:y1="249.555cm" svg:x2="263.515cm" svg:y2="227.838cm" draw:start-shape="id42" draw:start-glue-point="0" draw:end-shape="id65" draw:end-glue-point="2" svg:d="M267850 249555v-10858h-4335v-10859" svg:viewBox="0 0 4336 21718">
          <text:p/>
        </draw:connector>
        <draw:connector draw:style-name="gr30" draw:text-style-name="P2" draw:layer="layout" svg:x1="225.45cm" svg:y1="254.127cm" svg:x2="263.565cm" svg:y2="238.595cm" draw:start-shape="id40" svg:d="M225450 254127v-8016h38115v-7516" svg:viewBox="0 0 38116 15533">
          <text:p/>
        </draw:connector>
        <draw:connector draw:style-name="gr30" draw:text-style-name="P2" draw:layer="layout" svg:x1="279.622cm" svg:y1="227.838cm" svg:x2="267.85cm" svg:y2="249.555cm" draw:start-shape="id66" draw:end-shape="id42" svg:d="M279622 227838v10859h-11772v10858" svg:viewBox="0 0 11773 21718">
          <text:p/>
        </draw:connector>
        <draw:connector draw:style-name="gr41" draw:text-style-name="P2" draw:layer="layout" svg:x1="279.588cm" svg:y1="238.721cm" svg:x2="225.45cm" svg:y2="254.127cm" draw:end-shape="id40" draw:end-glue-point="0" svg:d="M279588 238721v7453h-54138v7953" svg:viewBox="0 0 54139 15407">
          <text:p/>
        </draw:connector>
        <draw:connector draw:style-name="gr30" draw:text-style-name="P2" draw:layer="layout" svg:x1="162.02cm" svg:y1="67.897cm" svg:x2="170.91cm" svg:y2="70.853cm" draw:start-shape="id67" draw:start-glue-point="2" draw:end-shape="id68" svg:d="M162020 67897v1478h8890v1478" svg:viewBox="0 0 8891 2957">
          <text:p/>
        </draw:connector>
        <draw:connector draw:style-name="gr30" draw:text-style-name="P2" draw:layer="layout" svg:x1="192.907cm" svg:y1="93.099cm" svg:x2="177.44cm" svg:y2="93.988cm" draw:start-shape="id69" draw:start-glue-point="2" draw:end-shape="id70" svg:d="M192907 93099v1389h-15467v-500" svg:viewBox="0 0 15468 1390">
          <text:p/>
        </draw:connector>
        <draw:connector draw:style-name="gr30" draw:text-style-name="P2" draw:layer="layout" svg:x1="244.203cm" svg:y1="13.074cm" svg:x2="255.764cm" svg:y2="23.918cm" draw:start-shape="id71" draw:start-glue-point="2" draw:end-shape="id72" svg:d="M244203 13074v5422h11561v5422" svg:viewBox="0 0 11562 10845">
          <text:p/>
        </draw:connector>
        <draw:connector draw:style-name="gr30" draw:text-style-name="P2" draw:layer="layout" svg:x1="244.203cm" svg:y1="13.074cm" svg:x2="235.094cm" svg:y2="25.322cm" draw:start-shape="id71" draw:start-glue-point="2" draw:end-shape="id73" svg:d="M244203 13074v6124h-9109v6124" svg:viewBox="0 0 9110 12249">
          <text:p/>
        </draw:connector>
        <draw:connector draw:style-name="gr42" draw:text-style-name="P2" draw:layer="layout" svg:x1="244.492cm" svg:y1="37.26cm" svg:x2="255.764cm" svg:y2="31.115cm" draw:start-shape="id74" draw:start-glue-point="0" draw:end-shape="id72" svg:d="M244492 37260v-3072h11272v-3073" svg:viewBox="0 0 11273 6146">
          <text:p/>
        </draw:connector>
        <draw:connector draw:style-name="gr42" draw:text-style-name="P2" draw:layer="layout" svg:x1="273.194cm" svg:y1="33.401cm" svg:x2="255.764cm" svg:y2="31.115cm" draw:start-shape="id75" draw:end-shape="id72" draw:end-glue-point="2" svg:d="M273194 33401v-1143h-17430v-1143" svg:viewBox="0 0 17431 2287">
          <text:p/>
        </draw:connector>
        <draw:connector draw:style-name="gr3" draw:text-style-name="P2" draw:layer="layout" svg:x1="103.505cm" svg:y1="104.874cm" svg:x2="196.236cm" svg:y2="226.977cm" draw:start-shape="id3" draw:start-glue-point="1" draw:end-shape="id41" draw:end-glue-point="0" svg:d="M103505 104874h92731v122103" svg:viewBox="0 0 92732 122104">
          <text:p/>
        </draw:connector>
        <draw:connector draw:style-name="gr30" draw:text-style-name="P2" draw:layer="layout" svg:x1="244.203cm" svg:y1="13.074cm" svg:x2="272.573cm" svg:y2="11.049cm" draw:start-shape="id71" draw:start-glue-point="2" draw:end-shape="id76" svg:d="M244203 13074v500h28370v-2525" svg:viewBox="0 0 28371 2526">
          <text:p/>
        </draw:connector>
        <draw:connector draw:style-name="gr3" draw:text-style-name="P2" draw:layer="layout" svg:x1="255.764cm" svg:y1="23.918cm" svg:x2="262.706cm" svg:y2="21.209cm" draw:start-shape="id72" draw:start-glue-point="0" draw:end-shape="id77" draw:end-glue-point="2" svg:d="M255764 23918v-1354h6942v-1355" svg:viewBox="0 0 6943 2710">
          <text:p/>
        </draw:connector>
        <draw:connector draw:style-name="gr43" draw:text-style-name="P2" draw:layer="layout" svg:x1="272.573cm" svg:y1="11.049cm" svg:x2="265.109cm" svg:y2="16.432cm" draw:start-shape="id76" draw:start-glue-point="2" draw:end-shape="id78" svg:d="M272573 11049v2692h-7464v2691" svg:viewBox="0 0 7465 5384">
          <text:p/>
        </draw:connector>
        <draw:connector draw:style-name="gr43" draw:text-style-name="P2" draw:layer="layout" svg:x1="272.573cm" svg:y1="11.049cm" svg:x2="291.235cm" svg:y2="14.852cm" draw:start-shape="id76" draw:start-glue-point="2" draw:end-shape="id79" svg:d="M272573 11049v1902h18662v1901" svg:viewBox="0 0 18663 3804">
          <text:p/>
        </draw:connector>
        <draw:connector draw:style-name="gr43" draw:text-style-name="P2" draw:layer="layout" svg:x1="272.573cm" svg:y1="11.049cm" svg:x2="283.037cm" svg:y2="24.257cm" draw:start-shape="id76" draw:start-glue-point="2" draw:end-shape="id80" svg:d="M272573 11049v6604h10464v6604" svg:viewBox="0 0 10465 13209">
          <text:p/>
        </draw:connector>
        <draw:connector draw:style-name="gr43" draw:text-style-name="P2" draw:layer="layout" svg:x1="272.573cm" svg:y1="11.049cm" svg:x2="270.901cm" svg:y2="24.941cm" draw:start-shape="id76" draw:start-glue-point="2" draw:end-shape="id81" svg:d="M272573 11049v6946h-1672v6946" svg:viewBox="0 0 1673 13893">
          <text:p/>
        </draw:connector>
        <draw:connector draw:style-name="gr3" draw:text-style-name="P2" draw:layer="layout" svg:x1="312.787cm" svg:y1="60.946cm" svg:x2="306.705cm" svg:y2="70.231cm" draw:start-shape="id82" draw:start-glue-point="2" draw:end-shape="id83" draw:end-glue-point="0" svg:d="M312787 60946v4643h-6082v4642" svg:viewBox="0 0 6083 9286">
          <text:p/>
        </draw:connector>
        <draw:connector draw:style-name="gr3" draw:text-style-name="P2" draw:layer="layout" svg:x1="312.787cm" svg:y1="60.946cm" svg:x2="319.227cm" svg:y2="70.599cm" draw:start-shape="id82" draw:start-glue-point="2" draw:end-shape="id84" svg:d="M312787 60946v4827h6440v4826" svg:viewBox="0 0 6441 9654">
          <text:p/>
        </draw:connector>
        <draw:connector draw:style-name="gr44" draw:text-style-name="P2" draw:layer="layout" svg:x1="127.18cm" svg:y1="101.346cm" svg:x2="141.206cm" svg:y2="118.364cm" draw:start-shape="id2" draw:start-glue-point="2" draw:end-shape="id85" draw:end-glue-point="0" svg:d="M127180 101346v8509h14026v8509" svg:viewBox="0 0 14027 17019">
          <text:p/>
        </draw:connector>
        <draw:connector draw:style-name="gr3" draw:text-style-name="P2" draw:layer="layout" draw:line-skew="-0.318cm" svg:x1="158.115cm" svg:y1="125.285cm" svg:x2="161.798cm" svg:y2="124.407cm" draw:start-shape="id86" draw:end-shape="id87" draw:end-glue-point="3" svg:d="M158115 125285h1524v-878h2159" svg:viewBox="0 0 3684 879">
          <text:p/>
        </draw:connector>
        <draw:connector draw:style-name="gr45" draw:text-style-name="P2" draw:layer="layout" svg:x1="116.988cm" svg:y1="66.88cm" svg:x2="116.946cm" svg:y2="71.868cm" draw:start-shape="id88" draw:start-glue-point="2" draw:end-shape="id89" svg:d="M116988 66880v2494h-42v2494" svg:viewBox="0 0 43 4989">
          <text:p/>
        </draw:connector>
        <draw:connector draw:style-name="gr46" draw:text-style-name="P2" draw:layer="layout" svg:x1="116.946cm" svg:y1="75.184cm" svg:x2="127.254cm" svg:y2="91.159cm" draw:start-shape="id89" draw:start-glue-point="2" draw:end-shape="id90" draw:end-glue-point="3" svg:d="M116946 75184v15975h10308" svg:viewBox="0 0 10309 15976">
          <text:p/>
        </draw:connector>
        <draw:connector draw:style-name="gr3" draw:text-style-name="P2" draw:layer="layout" svg:x1="272.573cm" svg:y1="8.544cm" svg:x2="216.147cm" svg:y2="225.933cm" draw:start-shape="id76" draw:start-glue-point="0" draw:end-shape="id43" draw:end-glue-point="0" svg:d="M272573 8544v-500h-56426v217889" svg:viewBox="0 0 56427 217890">
          <text:p/>
        </draw:connector>
        <draw:connector draw:style-name="gr3" draw:text-style-name="P2" draw:layer="layout" svg:x1="362.458cm" svg:y1="143.056cm" svg:x2="359.029cm" svg:y2="146.455cm" draw:start-shape="id91" draw:start-glue-point="1" draw:end-shape="id92" svg:d="M362458 143056h500v3399h-3929" svg:viewBox="0 0 3930 3400">
          <text:p/>
        </draw:connector>
        <draw:connector draw:style-name="gr47" draw:text-style-name="P2" draw:layer="layout" svg:x1="-9.43cm" svg:y1="62.611cm" svg:x2="-32.502cm" svg:y2="64.008cm" draw:start-shape="id93" draw:start-glue-point="2" draw:end-shape="id94" svg:d="M-9430 62611v699h-23072v698" svg:viewBox="0 0 23073 1398">
          <text:p/>
        </draw:connector>
        <draw:frame draw:style-name="gr24" draw:text-style-name="P4" draw:layer="layout" svg:width="1.651cm" svg:height="0.962cm" svg:x="195.834cm" svg:y="248.593cm">
          <draw:text-box>
            <text:p>1</text:p>
          </draw:text-box>
        </draw:frame>
        <draw:frame draw:style-name="gr24" draw:text-style-name="P4" draw:layer="layout" svg:width="1.651cm" svg:height="0.962cm" svg:x="204.851cm" svg:y="231.521cm">
          <draw:text-box>
            <text:p>n</text:p>
          </draw:text-box>
        </draw:frame>
        <draw:frame draw:style-name="gr24" draw:text-style-name="P4" draw:layer="layout" svg:width="1.651cm" svg:height="0.962cm" svg:x="196.342cm" svg:y="238.179cm">
          <draw:text-box>
            <text:p>n</text:p>
          </draw:text-box>
        </draw:frame>
        <draw:frame draw:style-name="gr24" draw:text-style-name="P4" draw:layer="layout" svg:width="1.651cm" svg:height="0.962cm" svg:x="208.407cm" svg:y="231.394cm">
          <draw:text-box>
            <text:p>1</text:p>
          </draw:text-box>
        </draw:frame>
        <draw:frame draw:style-name="gr24" draw:text-style-name="P4" draw:layer="layout" svg:width="1.651cm" svg:height="0.962cm" svg:x="208.915cm" svg:y="253.546cm">
          <draw:text-box>
            <text:p>n</text:p>
          </draw:text-box>
        </draw:frame>
        <draw:frame draw:style-name="gr24" draw:text-style-name="P4" draw:layer="layout" svg:width="1.651cm" svg:height="0.962cm" svg:x="216.662cm" svg:y="261.42cm">
          <draw:text-box>
            <text:p>1</text:p>
          </draw:text-box>
        </draw:frame>
        <draw:frame draw:style-name="gr24" draw:text-style-name="P4" draw:layer="layout" svg:width="1.651cm" svg:height="0.962cm" svg:x="213.868cm" svg:y="256.794cm">
          <draw:text-box>
            <text:p>o</text:p>
          </draw:text-box>
        </draw:frame>
        <draw:frame draw:style-name="gr24" draw:text-style-name="P4" draw:layer="layout" svg:width="1.651cm" svg:height="0.962cm" svg:x="216.663cm" svg:y="261.42cm">
          <draw:text-box>
            <text:p>1</text:p>
          </draw:text-box>
        </draw:frame>
        <draw:frame draw:style-name="gr24" draw:text-style-name="P4" draw:layer="layout" svg:width="1.651cm" svg:height="0.962cm" svg:x="216.663cm" svg:y="261.42cm">
          <draw:text-box>
            <text:p>1</text:p>
          </draw:text-box>
        </draw:frame>
        <draw:frame draw:style-name="gr24" draw:text-style-name="P4" draw:layer="layout" svg:width="1.651cm" svg:height="0.962cm" svg:x="227.838cm" svg:y="224.536cm">
          <draw:text-box>
            <text:p>1</text:p>
          </draw:text-box>
        </draw:frame>
        <draw:frame draw:style-name="gr24" draw:text-style-name="P4" draw:layer="layout" svg:width="1.651cm" svg:height="0.962cm" svg:x="222.885cm" svg:y="231.14cm">
          <draw:text-box>
            <text:p>n</text:p>
          </draw:text-box>
        </draw:frame>
        <draw:frame draw:style-name="gr24" draw:text-style-name="P4" draw:layer="layout" svg:width="1.651cm" svg:height="0.962cm" svg:x="239.649cm" svg:y="224.463cm">
          <draw:text-box>
            <text:p>1</text:p>
          </draw:text-box>
        </draw:frame>
        <draw:frame draw:style-name="gr24" draw:text-style-name="P4" draw:layer="layout" svg:width="1.651cm" svg:height="0.962cm" svg:x="244.856cm" svg:y="225.606cm">
          <draw:text-box>
            <text:p>n</text:p>
          </draw:text-box>
        </draw:frame>
        <draw:frame draw:style-name="gr24" draw:text-style-name="P4" draw:layer="layout" svg:width="1.651cm" svg:height="0.962cm" svg:x="233.172cm" svg:y="261.42cm">
          <draw:text-box>
            <text:p>n</text:p>
          </draw:text-box>
        </draw:frame>
        <draw:frame draw:style-name="gr24" draw:text-style-name="P4" draw:layer="layout" svg:width="1.651cm" svg:height="0.962cm" svg:x="244.475cm" svg:y="257.429cm">
          <draw:text-box>
            <text:p>m</text:p>
          </draw:text-box>
        </draw:frame>
        <draw:frame draw:style-name="gr24" draw:text-style-name="P4" draw:layer="layout" svg:width="1.651cm" svg:height="0.962cm" svg:x="258.445cm" svg:y="258.191cm">
          <draw:text-box>
            <text:p>1</text:p>
          </draw:text-box>
        </draw:frame>
        <draw:frame draw:style-name="gr24" draw:text-style-name="P4" draw:layer="layout" svg:width="1.651cm" svg:height="0.962cm" svg:x="259.461cm" svg:y="269.113cm">
          <draw:text-box>
            <text:p>0..1</text:p>
          </draw:text-box>
        </draw:frame>
        <draw:frame draw:style-name="gr24" draw:text-style-name="P4" draw:layer="layout" svg:width="1.651cm" svg:height="0.962cm" svg:x="258.826cm" svg:y="252.657cm">
          <draw:text-box>
            <text:p>0..1</text:p>
          </draw:text-box>
        </draw:frame>
        <draw:frame draw:style-name="gr24" draw:text-style-name="P4" draw:layer="layout" svg:width="1.651cm" svg:height="0.962cm" svg:x="275.59cm" svg:y="252.73cm">
          <draw:text-box>
            <text:p>1</text:p>
          </draw:text-box>
        </draw:frame>
        <draw:frame draw:style-name="gr24" draw:text-style-name="P4" draw:layer="layout" svg:width="1.651cm" svg:height="0.962cm" svg:x="277.368cm" svg:y="254.562cm">
          <draw:text-box>
            <text:p>n</text:p>
          </draw:text-box>
        </draw:frame>
        <draw:connector draw:style-name="gr3" draw:text-style-name="P2" draw:layer="layout" svg:x1="149.049cm" svg:y1="125.285cm" svg:x2="146.304cm" svg:y2="123.126cm" draw:start-shape="id86" draw:start-glue-point="3" draw:end-shape="id85" svg:d="M149049 125285h-1372v-2159h-1373" svg:viewBox="0 0 2746 2160">
          <text:p/>
        </draw:connector>
        <draw:connector draw:style-name="gr30" draw:text-style-name="P2" draw:layer="layout" svg:x1="169.802cm" svg:y1="58.252cm" svg:x2="170.861cm" svg:y2="70.854cm" draw:start-shape="id95" draw:start-glue-point="2" svg:d="M169802 58252v6551h1059v6051" svg:viewBox="0 0 1060 12603">
          <text:p/>
        </draw:connector>
        <draw:connector draw:style-name="gr30" draw:text-style-name="P2" draw:layer="layout" svg:x1="169.802cm" svg:y1="58.252cm" svg:x2="162.02cm" svg:y2="61.476cm" draw:start-shape="id95" draw:start-glue-point="2" draw:end-shape="id67" draw:end-glue-point="0" svg:d="M169802 58252v1612h-7782v1612" svg:viewBox="0 0 7783 3225">
          <text:p/>
        </draw:connector>
        <draw:connector draw:style-name="gr48" draw:text-style-name="P2" draw:layer="layout" svg:x1="170.91cm" svg:y1="79.637cm" svg:x2="177.44cm" svg:y2="85.204cm" draw:start-shape="id68" draw:start-glue-point="2" draw:end-shape="id70" svg:d="M170910 79637v2784h6530v2783" svg:viewBox="0 0 6531 5568">
          <text:p/>
        </draw:connector>
        <draw:connector draw:style-name="gr45" draw:text-style-name="P2" draw:layer="layout" svg:x1="169.714cm" svg:y1="89.596cm" svg:x2="154.305cm" svg:y2="92.456cm" draw:start-shape="id70" draw:start-glue-point="3" draw:end-shape="id29" draw:end-glue-point="1" svg:d="M169714 89596h-7704v2860h-7705" svg:viewBox="0 0 15410 28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2" draw:fill-hatch-name="Hatching_20_46" draw:fill-image-name="Bitmap_20_1" draw:textarea-vertical-align="botto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299.999cm" fo:page-height="299.999cm" style:print-orientation="landscape"/>
    </style:page-layout>
    <style:style style:name="Mdp1" style:family="drawing-page">
      <style:drawing-page-properties draw:background-size="border" draw:fill="solid" draw:fill-color="#c6c6c6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09:19:55.763000000</meta:creation-date>
    <meta:generator>LibreOffice/5.4.1.2$Windows_X86_64 LibreOffice_project/ea7cb86e6eeb2bf3a5af73a8f7777ac570321527</meta:generator>
    <dc:date>2018-07-08T23:38:48.686000000</dc:date>
    <meta:editing-duration>P1DT4H15M54S</meta:editing-duration>
    <meta:editing-cycles>9</meta:editing-cycles>
    <meta:document-statistic meta:object-count="269"/>
  </office:meta>
</office:document-meta>
</file>